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98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S-I-U1</text:p>
          </table:table-cell>
          <table:table-cell office:value-type="string">
            <text:p>плавать</text:p>
          </table:table-cell>
          <table:table-cell office:value-type="string">
            <text:p>zwemm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-U2</text:p>
          </table:table-cell>
          <table:table-cell office:value-type="string">
            <text:p>галстук</text:p>
          </table:table-cell>
          <table:table-cell office:value-type="string">
            <text:p>stropdas</text:p>
          </table:table-cell>
        </table:table-row>
        <table:table-row table:style-name="ro1">
          <table:table-cell/>
          <table:table-cell office:value-type="string">
            <text:p>чашка</text:p>
          </table:table-cell>
          <table:table-cell office:value-type="string">
            <text:p>kopje</text:p>
          </table:table-cell>
        </table:table-row>
        <table:table-row table:style-name="ro1">
          <table:table-cell/>
          <table:table-cell office:value-type="string">
            <text:p>мяч</text:p>
          </table:table-cell>
          <table:table-cell office:value-type="string">
            <text:p>bal</text:p>
          </table:table-cell>
        </table:table-row>
        <table:table-row table:style-name="ro1">
          <table:table-cell/>
          <table:table-cell office:value-type="string">
            <text:p>тарелка</text:p>
          </table:table-cell>
          <table:table-cell office:value-type="string">
            <text:p>bord</text:p>
          </table:table-cell>
        </table:table-row>
        <table:table-row table:style-name="ro1">
          <table:table-cell/>
          <table:table-cell office:value-type="string">
            <text:p>шляпа</text:p>
          </table:table-cell>
          <table:table-cell office:value-type="string">
            <text:p>hoed</text:p>
          </table:table-cell>
        </table:table-row>
        <table:table-row table:style-name="ro1">
          <table:table-cell/>
          <table:table-cell office:value-type="string">
            <text:p>ремень</text:p>
          </table:table-cell>
          <table:table-cell office:value-type="string">
            <text:p>riem</text:p>
          </table:table-cell>
        </table:table-row>
        <table:table-row table:style-name="ro1">
          <table:table-cell/>
          <table:table-cell office:value-type="string">
            <text:p>играть</text:p>
          </table:table-cell>
          <table:table-cell office:value-type="string">
            <text:p>spelen</text:p>
          </table:table-cell>
        </table:table-row>
        <table:table-row table:style-name="ro1">
          <table:table-cell/>
          <table:table-cell office:value-type="string">
            <text:p>красной</text:p>
          </table:table-cell>
          <table:table-cell office:value-type="string">
            <text:p>roo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RS-I-U3</text:p>
          </table:table-cell>
          <table:table-cell office:value-type="string">
            <text:p>изучать</text:p>
          </table:table-cell>
          <table:table-cell office:value-type="string">
            <text:p>leren</text:p>
          </table:table-cell>
        </table:table-row>
        <table:table-row table:style-name="ro1">
          <table:table-cell/>
          <table:table-cell office:value-type="string">
            <text:p>пишать</text:p>
          </table:table-cell>
          <table:table-cell office:value-type="string">
            <text:p>schrijven</text:p>
          </table:table-cell>
        </table:table-row>
        <table:table-row table:style-name="ro1">
          <table:table-cell/>
          <table:table-cell office:value-type="string">
            <text:p>по-английски</text:p>
          </table:table-cell>
          <table:table-cell office:value-type="string">
            <text:p>Engels</text:p>
          </table:table-cell>
        </table:table-row>
        <table:table-row table:style-name="ro1">
          <table:table-cell/>
          <table:table-cell office:value-type="string">
            <text:p>по-арабски</text:p>
          </table:table-cell>
          <table:table-cell office:value-type="string">
            <text:p>Arabisch</text:p>
          </table:table-cell>
        </table:table-row>
        <table:table-row table:style-name="ro1">
          <table:table-cell/>
          <table:table-cell office:value-type="string">
            <text:p>по-китайски</text:p>
          </table:table-cell>
          <table:table-cell office:value-type="string">
            <text:p>Chinees</text:p>
          </table:table-cell>
        </table:table-row>
        <table:table-row table:style-name="ro1">
          <table:table-cell/>
          <table:table-cell office:value-type="string">
            <text:p>по-рускии</text:p>
          </table:table-cell>
          <table:table-cell office:value-type="string">
            <text:p>Russisch</text:p>
          </table:table-cell>
        </table:table-row>
        <table:table-row table:style-name="ro1">
          <table:table-cell/>
          <table:table-cell office:value-type="string">
            <text:p>из России</text:p>
          </table:table-cell>
          <table:table-cell office:value-type="string">
            <text:p>uit Rusland</text:p>
          </table:table-cell>
        </table:table-row>
        <table:table-row table:style-name="ro1">
          <table:table-cell/>
          <table:table-cell office:value-type="string">
            <text:p>из Австралии</text:p>
          </table:table-cell>
          <table:table-cell office:value-type="string">
            <text:p>uit Australië</text:p>
          </table:table-cell>
        </table:table-row>
        <table:table-row table:style-name="ro1">
          <table:table-cell/>
          <table:table-cell office:value-type="string">
            <text:p>из Японии</text:p>
          </table:table-cell>
          <table:table-cell office:value-type="string">
            <text:p>uit Japan</text:p>
          </table:table-cell>
        </table:table-row>
        <table:table-row table:style-name="ro1">
          <table:table-cell/>
          <table:table-cell office:value-type="string">
            <text:p>из Египта</text:p>
          </table:table-cell>
          <table:table-cell office:value-type="string">
            <text:p>uit Egypte</text:p>
          </table:table-cell>
        </table:table-row>
        <table:table-row table:style-name="ro1">
          <table:table-cell/>
          <table:table-cell office:value-type="string">
            <text:p>из Китая</text:p>
          </table:table-cell>
          <table:table-cell office:value-type="string">
            <text:p>uit China</text:p>
          </table:table-cell>
        </table:table-row>
        <table:table-row table:style-name="ro1">
          <table:table-cell/>
          <table:table-cell office:value-type="string">
            <text:p>животное</text:p>
          </table:table-cell>
          <table:table-cell office:value-type="string">
            <text:p>dier</text:p>
          </table:table-cell>
        </table:table-row>
        <table:table-row table:style-name="ro1">
          <table:table-cell/>
          <table:table-cell office:value-type="string">
            <text:p>двадцать чашек</text:p>
          </table:table-cell>
          <table:table-cell office:value-type="string">
            <text:p>twintig kopjes</text:p>
          </table:table-cell>
        </table:table-row>
        <table:table-row table:style-name="ro1">
          <table:table-cell/>
          <table:table-cell office:value-type="string">
            <text:p>двадцать одна чашка</text:p>
          </table:table-cell>
          <table:table-cell office:value-type="string">
            <text:p>eenentwintig kopjes</text:p>
          </table:table-cell>
        </table:table-row>
        <table:table-row table:style-name="ro1">
          <table:table-cell/>
          <table:table-cell office:value-type="string">
            <text:p>двадцать две чашки</text:p>
          </table:table-cell>
          <table:table-cell office:value-type="string">
            <text:p>tweeëntwintig kopjes</text:p>
          </table:table-cell>
        </table:table-row>
        <table:table-row table:style-name="ro1">
          <table:table-cell/>
          <table:table-cell office:value-type="string">
            <text:p>двадцать три тарелки</text:p>
          </table:table-cell>
          <table:table-cell office:value-type="string">
            <text:p>drieëntwintig borden</text:p>
          </table:table-cell>
        </table:table-row>
        <table:table-row table:style-name="ro1">
          <table:table-cell/>
          <table:table-cell office:value-type="string">
            <text:p>двадцать четыре тарелки</text:p>
          </table:table-cell>
          <table:table-cell office:value-type="string">
            <text:p>vierentwintig borden</text:p>
          </table:table-cell>
        </table:table-row>
        <table:table-row table:style-name="ro1">
          <table:table-cell/>
          <table:table-cell office:value-type="string">
            <text:p>двадцать пять тарелок</text:p>
          </table:table-cell>
          <table:table-cell office:value-type="string">
            <text:p>vijfentwintig borden</text:p>
          </table:table-cell>
        </table:table-row>
        <table:table-row table:style-name="ro1">
          <table:table-cell/>
          <table:table-cell office:value-type="string">
            <text:p>тридцать</text:p>
          </table:table-cell>
          <table:table-cell office:value-type="string">
            <text:p>dertig</text:p>
          </table:table-cell>
        </table:table-row>
        <table:table-row table:style-name="ro1">
          <table:table-cell/>
          <table:table-cell office:value-type="string">
            <text:p>сорок</text:p>
          </table:table-cell>
          <table:table-cell office:value-type="string">
            <text:p>veertig</text:p>
          </table:table-cell>
        </table:table-row>
        <table:table-row table:style-name="ro1">
          <table:table-cell/>
          <table:table-cell office:value-type="string">
            <text:p>месяц</text:p>
          </table:table-cell>
          <table:table-cell office:value-type="string">
            <text:p>maand</text:p>
          </table:table-cell>
        </table:table-row>
        <table:table-row table:style-name="ro1">
          <table:table-cell/>
          <table:table-cell office:value-type="string">
            <text:p>недела</text:p>
          </table:table-cell>
          <table:table-cell office:value-type="string">
            <text:p>week</text:p>
          </table:table-cell>
        </table:table-row>
        <table:table-row table:style-name="ro1">
          <table:table-cell/>
          <table:table-cell office:value-type="string">
            <text:p>понедельник</text:p>
          </table:table-cell>
          <table:table-cell office:value-type="string">
            <text:p>maandag</text:p>
          </table:table-cell>
        </table:table-row>
        <table:table-row table:style-name="ro1">
          <table:table-cell/>
          <table:table-cell office:value-type="string">
            <text:p>вторник</text:p>
          </table:table-cell>
          <table:table-cell office:value-type="string">
            <text:p>dinsdag</text:p>
          </table:table-cell>
        </table:table-row>
        <table:table-row table:style-name="ro1">
          <table:table-cell/>
          <table:table-cell office:value-type="string">
            <text:p>среда</text:p>
          </table:table-cell>
          <table:table-cell office:value-type="string">
            <text:p>woensdag</text:p>
          </table:table-cell>
        </table:table-row>
        <table:table-row table:style-name="ro1">
          <table:table-cell/>
          <table:table-cell office:value-type="string">
            <text:p>четверг</text:p>
          </table:table-cell>
          <table:table-cell office:value-type="string">
            <text:p>donderdag</text:p>
          </table:table-cell>
        </table:table-row>
        <table:table-row table:style-name="ro1">
          <table:table-cell/>
          <table:table-cell office:value-type="string">
            <text:p>пятница</text:p>
          </table:table-cell>
          <table:table-cell office:value-type="string">
            <text:p>vrijdag</text:p>
          </table:table-cell>
        </table:table-row>
        <table:table-row table:style-name="ro1">
          <table:table-cell/>
          <table:table-cell office:value-type="string">
            <text:p>суббота</text:p>
          </table:table-cell>
          <table:table-cell office:value-type="string">
            <text:p>zaterdag</text:p>
          </table:table-cell>
        </table:table-row>
        <table:table-row table:style-name="ro1">
          <table:table-cell/>
          <table:table-cell office:value-type="string">
            <text:p>воскресенье</text:p>
          </table:table-cell>
          <table:table-cell office:value-type="string">
            <text:p>zondag</text:p>
          </table:table-cell>
        </table:table-row>
        <table:table-row table:style-name="ro1">
          <table:table-cell/>
          <table:table-cell office:value-type="string">
            <text:p>слушать</text:p>
          </table:table-cell>
          <table:table-cell office:value-type="string">
            <text:p>luisteren</text:p>
          </table:table-cell>
        </table:table-row>
        <table:table-row table:style-name="ro1">
          <table:table-cell/>
          <table:table-cell office:value-type="string">
            <text:p>в игру</text:p>
          </table:table-cell>
          <table:table-cell office:value-type="string">
            <text:p>in een groep / samen met</text:p>
          </table:table-cell>
        </table:table-row>
        <table:table-row table:style-name="ro1">
          <table:table-cell/>
          <table:table-cell office:value-type="string">
            <text:p>зафтракать</text:p>
          </table:table-cell>
          <table:table-cell office:value-type="string">
            <text:p>ontbijten</text:p>
          </table:table-cell>
        </table:table-row>
        <table:table-row table:style-name="ro1">
          <table:table-cell/>
          <table:table-cell office:value-type="string">
            <text:p>обедать</text:p>
          </table:table-cell>
          <table:table-cell office:value-type="string">
            <text:p>lunchen</text:p>
          </table:table-cell>
        </table:table-row>
        <table:table-row table:style-name="ro1">
          <table:table-cell/>
          <table:table-cell office:value-type="string">
            <text:p>ужинать</text:p>
          </table:table-cell>
          <table:table-cell office:value-type="string">
            <text:p>dineren</text:p>
          </table:table-cell>
        </table:table-row>
        <table:table-row table:style-name="ro1">
          <table:table-cell/>
          <table:table-cell office:value-type="string">
            <text:p>навещать</text:p>
          </table:table-cell>
          <table:table-cell office:value-type="string">
            <text:p>bezoeken (persoon)</text:p>
          </table:table-cell>
        </table:table-row>
        <table:table-row table:style-name="ro1">
          <table:table-cell/>
          <table:table-cell office:value-type="string">
            <text:p>посещать</text:p>
          </table:table-cell>
          <table:table-cell office:value-type="string">
            <text:p>bezoeken (stad)</text:p>
          </table:table-cell>
        </table:table-row>
        <table:table-row table:style-name="ro1">
          <table:table-cell/>
          <table:table-cell office:value-type="string">
            <text:p>Париж</text:p>
          </table:table-cell>
          <table:table-cell office:value-type="string">
            <text:p>Parijs</text:p>
          </table:table-cell>
        </table:table-row>
        <table:table-row table:style-name="ro1">
          <table:table-cell/>
          <table:table-cell office:value-type="string">
            <text:p>болница</text:p>
          </table:table-cell>
          <table:table-cell office:value-type="string">
            <text:p>ziekenhuis</text:p>
          </table:table-cell>
        </table:table-row>
        <table:table-row table:style-name="ro1">
          <table:table-cell/>
          <table:table-cell office:value-type="string">
            <text:p>приятно</text:p>
          </table:table-cell>
          <table:table-cell office:value-type="string">
            <text:p>lekker</text:p>
          </table:table-cell>
        </table:table-row>
        <table:table-row table:style-name="ro1">
          <table:table-cell/>
          <table:table-cell office:value-type="string">
            <text:p>неприятно</text:p>
          </table:table-cell>
          <table:table-cell office:value-type="string">
            <text:p>niet lekker</text:p>
          </table:table-cell>
        </table:table-row>
        <table:table-row table:style-name="ro1">
          <table:table-cell/>
          <table:table-cell office:value-type="string">
            <text:p>пахнать</text:p>
          </table:table-cell>
          <table:table-cell office:value-type="string">
            <text:p>ruiken</text:p>
          </table:table-cell>
        </table:table-row>
        <table:table-row table:style-name="ro1">
          <table:table-cell/>
          <table:table-cell office:value-type="string">
            <text:p>носки</text:p>
          </table:table-cell>
          <table:table-cell office:value-type="string">
            <text:p>sokken</text:p>
          </table:table-cell>
        </table:table-row>
        <table:table-row table:style-name="ro1">
          <table:table-cell/>
          <table:table-cell office:value-type="string">
            <text:p>вкус</text:p>
          </table:table-cell>
          <table:table-cell office:value-type="string">
            <text:p>smaak</text:p>
          </table:table-cell>
        </table:table-row>
        <table:table-row table:style-name="ro1">
          <table:table-cell/>
          <table:table-cell office:value-type="string">
            <text:p>лето</text:p>
          </table:table-cell>
          <table:table-cell office:value-type="string">
            <text:p>zomer</text:p>
          </table:table-cell>
        </table:table-row>
        <table:table-row table:style-name="ro1">
          <table:table-cell/>
          <table:table-cell office:value-type="string">
            <text:p>осень</text:p>
          </table:table-cell>
          <table:table-cell office:value-type="string">
            <text:p>herfst</text:p>
          </table:table-cell>
        </table:table-row>
        <table:table-row table:style-name="ro1">
          <table:table-cell/>
          <table:table-cell office:value-type="string">
            <text:p>зима</text:p>
          </table:table-cell>
          <table:table-cell office:value-type="string">
            <text:p>winter</text:p>
          </table:table-cell>
        </table:table-row>
        <table:table-row table:style-name="ro1">
          <table:table-cell/>
          <table:table-cell office:value-type="string">
            <text:p>весма</text:p>
          </table:table-cell>
          <table:table-cell office:value-type="string">
            <text:p>lent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RS-I-U4</text:p>
          </table:table-cell>
          <table:table-cell office:value-type="string">
            <text:p>открыт</text:p>
          </table:table-cell>
          <table:table-cell office:value-type="string">
            <text:p>open</text:p>
          </table:table-cell>
        </table:table-row>
        <table:table-row table:style-name="ro1">
          <table:table-cell/>
          <table:table-cell office:value-type="string">
            <text:p>закрыт</text:p>
          </table:table-cell>
          <table:table-cell office:value-type="string">
            <text:p>dicht</text:p>
          </table:table-cell>
        </table:table-row>
        <table:table-row table:style-name="ro1">
          <table:table-cell/>
          <table:table-cell office:value-type="string">
            <text:p>дверь (v)</text:p>
          </table:table-cell>
          <table:table-cell office:value-type="string">
            <text:p>deur</text:p>
          </table:table-cell>
        </table:table-row>
        <table:table-row table:style-name="ro1">
          <table:table-cell/>
          <table:table-cell office:value-type="string">
            <text:p>окно</text:p>
          </table:table-cell>
          <table:table-cell office:value-type="string">
            <text:p>raam</text:p>
          </table:table-cell>
        </table:table-row>
        <table:table-row table:style-name="ro1">
          <table:table-cell/>
          <table:table-cell office:value-type="string">
            <text:p>некоторый</text:p>
          </table:table-cell>
          <table:table-cell office:value-type="string">
            <text:p>sommige</text:p>
          </table:table-cell>
        </table:table-row>
        <table:table-row table:style-name="ro1">
          <table:table-cell/>
          <table:table-cell office:value-type="string">
            <text:p>никто</text:p>
          </table:table-cell>
          <table:table-cell office:value-type="string">
            <text:p>niemand, geen enkele</text:p>
          </table:table-cell>
        </table:table-row>
        <table:table-row table:style-name="ro1">
          <table:table-cell/>
          <table:table-cell office:value-type="string">
            <text:p>все</text:p>
          </table:table-cell>
          <table:table-cell office:value-type="string">
            <text:p>alle</text:p>
          </table:table-cell>
        </table:table-row>
        <table:table-row table:style-name="ro1">
          <table:table-cell/>
          <table:table-cell office:value-type="string">
            <text:p>моне'та</text:p>
          </table:table-cell>
          <table:table-cell office:value-type="string">
            <text:p>munt</text:p>
          </table:table-cell>
        </table:table-row>
        <table:table-row table:style-name="ro1">
          <table:table-cell/>
          <table:table-cell office:value-type="string">
            <text:p>ра'зный</text:p>
          </table:table-cell>
          <table:table-cell office:value-type="string">
            <text:p>verschillend</text:p>
          </table:table-cell>
        </table:table-row>
        <table:table-row table:style-name="ro1">
          <table:table-cell/>
          <table:table-cell office:value-type="string">
            <text:p>одина'ковый</text:p>
          </table:table-cell>
          <table:table-cell office:value-type="string">
            <text:p>dezelfde, hetzelfde</text:p>
          </table:table-cell>
        </table:table-row>
        <table:table-row table:style-name="ro1">
          <table:table-cell/>
          <table:table-cell office:value-type="string">
            <text:p>разме'р</text:p>
          </table:table-cell>
          <table:table-cell office:value-type="string">
            <text:p>maat</text:p>
          </table:table-cell>
        </table:table-row>
        <table:table-row table:style-name="ro1">
          <table:table-cell/>
          <table:table-cell office:value-type="string">
            <text:p>великий</text:p>
          </table:table-cell>
          <table:table-cell office:value-type="string">
            <text:p>groot</text:p>
          </table:table-cell>
        </table:table-row>
        <table:table-row table:style-name="ro1">
          <table:table-cell/>
          <table:table-cell office:value-type="string">
            <text:p>как раз</text:p>
          </table:table-cell>
          <table:table-cell office:value-type="string">
            <text:p>precies go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1</text:p>
          </table:table-cell>
          <table:table-cell office:value-type="string">
            <text:p>идти'</text:p>
          </table:table-cell>
          <table:table-cell office:value-type="string">
            <text:p>gaan, lopen</text:p>
          </table:table-cell>
        </table:table-row>
        <table:table-row table:style-name="ro1">
          <table:table-cell/>
          <table:table-cell office:value-type="string">
            <text:p>в/на + 6e nv</text:p>
          </table:table-cell>
          <table:table-cell office:value-type="string">
            <text:p>in (plaats)</text:p>
          </table:table-cell>
        </table:table-row>
        <table:table-row table:style-name="ro1">
          <table:table-cell/>
          <table:table-cell office:value-type="string">
            <text:p>в/на + 4e nv</text:p>
          </table:table-cell>
          <table:table-cell office:value-type="string">
            <text:p>naar (beweging)</text:p>
          </table:table-cell>
        </table:table-row>
        <table:table-row table:style-name="ro1">
          <table:table-cell/>
          <table:table-cell office:value-type="string">
            <text:p>в гостиницу</text:p>
          </table:table-cell>
          <table:table-cell office:value-type="string">
            <text:p>naar het hotel</text:p>
          </table:table-cell>
        </table:table-row>
        <table:table-row table:style-name="ro1">
          <table:table-cell/>
          <table:table-cell office:value-type="string">
            <text:p>в банк</text:p>
          </table:table-cell>
          <table:table-cell office:value-type="string">
            <text:p>naar de bank</text:p>
          </table:table-cell>
        </table:table-row>
        <table:table-row table:style-name="ro1">
          <table:table-cell/>
          <table:table-cell office:value-type="string">
            <text:p>в парк</text:p>
          </table:table-cell>
          <table:table-cell office:value-type="string">
            <text:p>naar het park</text:p>
          </table:table-cell>
        </table:table-row>
        <table:table-row table:style-name="ro1">
          <table:table-cell/>
          <table:table-cell office:value-type="string">
            <text:p>в музей</text:p>
          </table:table-cell>
          <table:table-cell office:value-type="string">
            <text:p>naar het museum</text:p>
          </table:table-cell>
        </table:table-row>
        <table:table-row table:style-name="ro1">
          <table:table-cell/>
          <table:table-cell office:value-type="string">
            <text:p>стадио'н</text:p>
          </table:table-cell>
          <table:table-cell office:value-type="string">
            <text:p>stadion</text:p>
          </table:table-cell>
        </table:table-row>
        <table:table-row table:style-name="ro1">
          <table:table-cell/>
          <table:table-cell office:value-type="string">
            <text:p>теа'тр</text:p>
          </table:table-cell>
          <table:table-cell office:value-type="string">
            <text:p>theater</text:p>
          </table:table-cell>
        </table:table-row>
        <table:table-row table:style-name="ro1">
          <table:table-cell/>
          <table:table-cell office:value-type="string">
            <text:p>бензоколо'нка</text:p>
          </table:table-cell>
          <table:table-cell office:value-type="string">
            <text:p>benzinestation</text:p>
          </table:table-cell>
        </table:table-row>
        <table:table-row table:style-name="ro1">
          <table:table-cell/>
          <table:table-cell office:value-type="string">
            <text:p>музей</text:p>
          </table:table-cell>
          <table:table-cell office:value-type="string">
            <text:p>museum</text:p>
          </table:table-cell>
        </table:table-row>
        <table:table-row table:style-name="ro1">
          <table:table-cell/>
          <table:table-cell office:value-type="string">
            <text:p>почта</text:p>
          </table:table-cell>
          <table:table-cell office:value-type="string">
            <text:p>postkantoor</text:p>
          </table:table-cell>
        </table:table-row>
        <table:table-row table:style-name="ro1">
          <table:table-cell/>
          <table:table-cell office:value-type="string">
            <text:p>библиотека</text:p>
          </table:table-cell>
          <table:table-cell office:value-type="string">
            <text:p>bibliotheek</text:p>
          </table:table-cell>
        </table:table-row>
        <table:table-row table:style-name="ro1">
          <table:table-cell/>
          <table:table-cell office:value-type="string">
            <text:p>кафе</text:p>
          </table:table-cell>
          <table:table-cell office:value-type="string">
            <text:p>café</text:p>
          </table:table-cell>
        </table:table-row>
        <table:table-row table:style-name="ro1">
          <table:table-cell/>
          <table:table-cell office:value-type="string">
            <text:p>гостиница</text:p>
          </table:table-cell>
          <table:table-cell office:value-type="string">
            <text:p>hotel</text:p>
          </table:table-cell>
        </table:table-row>
        <table:table-row table:style-name="ro1">
          <table:table-cell/>
          <table:table-cell office:value-type="string">
            <text:p>в школе</text:p>
          </table:table-cell>
          <table:table-cell office:value-type="string">
            <text:p>op school</text:p>
          </table:table-cell>
        </table:table-row>
        <table:table-row table:style-name="ro1">
          <table:table-cell/>
          <table:table-cell office:value-type="string">
            <text:p>на работе</text:p>
          </table:table-cell>
          <table:table-cell office:value-type="string">
            <text:p>op het werk</text:p>
          </table:table-cell>
        </table:table-row>
        <table:table-row table:style-name="ro1">
          <table:table-cell/>
          <table:table-cell office:value-type="string">
            <text:p>куда</text:p>
          </table:table-cell>
          <table:table-cell office:value-type="string">
            <text:p>waarheen?, waar ... heen?</text:p>
          </table:table-cell>
        </table:table-row>
        <table:table-row table:style-name="ro1">
          <table:table-cell/>
          <table:table-cell office:value-type="string">
            <text:p>перед + 5e nv</text:p>
          </table:table-cell>
          <table:table-cell office:value-type="string">
            <text:p>voor (plaats)</text:p>
          </table:table-cell>
        </table:table-row>
        <table:table-row table:style-name="ro1">
          <table:table-cell/>
          <table:table-cell office:value-type="string">
            <text:p>за + 5e nv</text:p>
          </table:table-cell>
          <table:table-cell office:value-type="string">
            <text:p>achter</text:p>
          </table:table-cell>
        </table:table-row>
        <table:table-row table:style-name="ro1">
          <table:table-cell/>
          <table:table-cell office:value-type="string">
            <text:p>около + 2e nv</text:p>
          </table:table-cell>
          <table:table-cell office:value-type="string">
            <text:p>naast</text:p>
          </table:table-cell>
        </table:table-row>
        <table:table-row table:style-name="ro1">
          <table:table-cell/>
          <table:table-cell office:value-type="string">
            <text:p>слева от + 2e nv</text:p>
          </table:table-cell>
          <table:table-cell office:value-type="string">
            <text:p>links van</text:p>
          </table:table-cell>
        </table:table-row>
        <table:table-row table:style-name="ro1">
          <table:table-cell/>
          <table:table-cell office:value-type="string">
            <text:p>справа от + 2e nv</text:p>
          </table:table-cell>
          <table:table-cell office:value-type="string">
            <text:p>rechts v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2</text:p>
          </table:table-cell>
          <table:table-cell office:value-type="string">
            <text:p>в очереди</text:p>
          </table:table-cell>
          <table:table-cell office:value-type="string">
            <text:p>in de rij</text:p>
          </table:table-cell>
        </table:table-row>
        <table:table-row table:style-name="ro1">
          <table:table-cell/>
          <table:table-cell office:value-type="string">
            <text:p>первый</text:p>
          </table:table-cell>
          <table:table-cell office:value-type="string">
            <text:p>eerste</text:p>
          </table:table-cell>
        </table:table-row>
        <table:table-row table:style-name="ro1">
          <table:table-cell/>
          <table:table-cell office:value-type="string">
            <text:p>второй</text:p>
          </table:table-cell>
          <table:table-cell/>
        </table:table-row>
        <table:table-row table:style-name="ro1">
          <table:table-cell/>
          <table:table-cell office:value-type="string">
            <text:p>третьи</text:p>
          </table:table-cell>
          <table:table-cell office:value-type="string">
            <text:p>derde</text:p>
          </table:table-cell>
        </table:table-row>
        <table:table-row table:style-name="ro1">
          <table:table-cell/>
          <table:table-cell office:value-type="string">
            <text:p>четвёртый</text:p>
          </table:table-cell>
          <table:table-cell office:value-type="string">
            <text:p>vierde</text:p>
          </table:table-cell>
        </table:table-row>
        <table:table-row table:style-name="ro1">
          <table:table-cell/>
          <table:table-cell office:value-type="string">
            <text:p>цифра</text:p>
          </table:table-cell>
          <table:table-cell office:value-type="string">
            <text:p>cijfer</text:p>
          </table:table-cell>
        </table:table-row>
        <table:table-row table:style-name="ro1">
          <table:table-cell/>
          <table:table-cell office:value-type="string">
            <text:p>туалет</text:p>
          </table:table-cell>
          <table:table-cell office:value-type="string">
            <text:p>toilet</text:p>
          </table:table-cell>
        </table:table-row>
        <table:table-row table:style-name="ro1">
          <table:table-cell/>
          <table:table-cell office:value-type="string">
            <text:p>направо</text:p>
          </table:table-cell>
          <table:table-cell office:value-type="string">
            <text:p>aan de rechterkant, naar rechts, rechtsaf</text:p>
          </table:table-cell>
        </table:table-row>
        <table:table-row table:style-name="ro1">
          <table:table-cell/>
          <table:table-cell office:value-type="string">
            <text:p>налево</text:p>
          </table:table-cell>
          <table:table-cell office:value-type="string">
            <text:p>aan de linkerkant, naar links, linksaf</text:p>
          </table:table-cell>
        </table:table-row>
        <table:table-row table:style-name="ro1">
          <table:table-cell/>
          <table:table-cell office:value-type="string">
            <text:p>метро'</text:p>
          </table:table-cell>
          <table:table-cell office:value-type="string">
            <text:p>metro</text:p>
          </table:table-cell>
        </table:table-row>
        <table:table-row table:style-name="ro1">
          <table:table-cell/>
          <table:table-cell office:value-type="string">
            <text:p>авто'бус</text:p>
          </table:table-cell>
          <table:table-cell office:value-type="string">
            <text:p>bus</text:p>
          </table:table-cell>
        </table:table-row>
        <table:table-row table:style-name="ro1">
          <table:table-cell/>
          <table:table-cell office:value-type="string">
            <text:p>такси'</text:p>
          </table:table-cell>
          <table:table-cell office:value-type="string">
            <text:p>taxi</text:p>
          </table:table-cell>
        </table:table-row>
        <table:table-row table:style-name="ro1">
          <table:table-cell/>
          <table:table-cell office:value-type="string">
            <text:p>на метро'</text:p>
          </table:table-cell>
          <table:table-cell office:value-type="string">
            <text:p>in de metro</text:p>
          </table:table-cell>
        </table:table-row>
        <table:table-row table:style-name="ro1">
          <table:table-cell/>
          <table:table-cell office:value-type="string">
            <text:p>на такси'</text:p>
          </table:table-cell>
          <table:table-cell office:value-type="string">
            <text:p>in de taxi</text:p>
          </table:table-cell>
        </table:table-row>
        <table:table-row table:style-name="ro1">
          <table:table-cell/>
          <table:table-cell office:value-type="string">
            <text:p>на авто'бусе</text:p>
          </table:table-cell>
          <table:table-cell office:value-type="string">
            <text:p>in de bus</text:p>
          </table:table-cell>
        </table:table-row>
        <table:table-row table:style-name="ro1">
          <table:table-cell/>
          <table:table-cell office:value-type="string">
            <text:p>ме'сто</text:p>
          </table:table-cell>
          <table:table-cell office:value-type="string">
            <text:p>plaats</text:p>
          </table:table-cell>
        </table:table-row>
        <table:table-row table:style-name="ro1">
          <table:table-cell/>
          <table:table-cell office:value-type="string">
            <text:p>добираться</text:p>
          </table:table-cell>
          <table:table-cell office:value-type="string">
            <text:p>hoe ... gaan, bereiken</text:p>
          </table:table-cell>
        </table:table-row>
        <table:table-row table:style-name="ro1">
          <table:table-cell/>
          <table:table-cell office:value-type="string">
            <text:p>до + 2e nv</text:p>
          </table:table-cell>
          <table:table-cell office:value-type="string">
            <text:p>tot</text:p>
          </table:table-cell>
        </table:table-row>
        <table:table-row table:style-name="ro1">
          <table:table-cell/>
          <table:table-cell office:value-type="string">
            <text:p>пешко'м</text:p>
          </table:table-cell>
          <table:table-cell office:value-type="string">
            <text:p>te voet</text:p>
          </table:table-cell>
        </table:table-row>
        <table:table-row table:style-name="ro1">
          <table:table-cell/>
          <table:table-cell office:value-type="string">
            <text:p>выхо'дить</text:p>
          </table:table-cell>
          <table:table-cell office:value-type="string">
            <text:p>uitgaan, uitstappen</text:p>
          </table:table-cell>
        </table:table-row>
        <table:table-row table:style-name="ro1">
          <table:table-cell/>
          <table:table-cell office:value-type="string">
            <text:p>из + 2e nv</text:p>
          </table:table-cell>
          <table:table-cell office:value-type="string">
            <text:p>uit</text:p>
          </table:table-cell>
        </table:table-row>
        <table:table-row table:style-name="ro1">
          <table:table-cell/>
          <table:table-cell office:value-type="string">
            <text:p>ваго'н</text:p>
          </table:table-cell>
          <table:table-cell office:value-type="string">
            <text:p>wagon</text:p>
          </table:table-cell>
        </table:table-row>
        <table:table-row table:style-name="ro1">
          <table:table-cell/>
          <table:table-cell office:value-type="string">
            <text:p>ста'нция метро'</text:p>
          </table:table-cell>
          <table:table-cell office:value-type="string">
            <text:p>metrostation</text:p>
          </table:table-cell>
        </table:table-row>
        <table:table-row table:style-name="ro1">
          <table:table-cell/>
          <table:table-cell office:value-type="string">
            <text:p>авто'бусная остано'вка</text:p>
          </table:table-cell>
          <table:table-cell office:value-type="string">
            <text:p>bushalte</text:p>
          </table:table-cell>
        </table:table-row>
        <table:table-row table:style-name="ro1">
          <table:table-cell/>
          <table:table-cell office:value-type="string">
            <text:p>сади'тся</text:p>
          </table:table-cell>
          <table:table-cell office:value-type="string">
            <text:p>instappen</text:p>
          </table:table-cell>
        </table:table-row>
        <table:table-row table:style-name="ro1">
          <table:table-cell/>
          <table:table-cell office:value-type="string">
            <text:p>повора'чиваеть</text:p>
          </table:table-cell>
          <table:table-cell office:value-type="string">
            <text:p>afslaan</text:p>
          </table:table-cell>
        </table:table-row>
        <table:table-row table:style-name="ro1">
          <table:table-cell/>
          <table:table-cell office:value-type="string">
            <text:p>пря'мо</text:p>
          </table:table-cell>
          <table:table-cell office:value-type="string">
            <text:p>rechtdoor</text:p>
          </table:table-cell>
        </table:table-row>
        <table:table-row table:style-name="ro1">
          <table:table-cell/>
          <table:table-cell office:value-type="string">
            <text:p>добраться</text:p>
          </table:table-cell>
          <table:table-cell office:value-type="string">
            <text:p>komen naar, geraken</text:p>
          </table:table-cell>
        </table:table-row>
        <table:table-row table:style-name="ro1">
          <table:table-cell/>
          <table:table-cell office:value-type="string">
            <text:p>повернуть</text:p>
          </table:table-cell>
          <table:table-cell office:value-type="string">
            <text:p>afsla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3</text:p>
          </table:table-cell>
          <table:table-cell office:value-type="string">
            <text:p>на вокзале</text:p>
          </table:table-cell>
          <table:table-cell office:value-type="string">
            <text:p>op het station</text:p>
          </table:table-cell>
        </table:table-row>
        <table:table-row table:style-name="ro1">
          <table:table-cell/>
          <table:table-cell office:value-type="string">
            <text:p>ждить</text:p>
          </table:table-cell>
          <table:table-cell office:value-type="string">
            <text:p>wachten</text:p>
          </table:table-cell>
        </table:table-row>
        <table:table-row table:style-name="ro1">
          <table:table-cell/>
          <table:table-cell office:value-type="string">
            <text:p>аэроп'орт</text:p>
          </table:table-cell>
          <table:table-cell office:value-type="string">
            <text:p>vliegveld</text:p>
          </table:table-cell>
        </table:table-row>
        <table:table-row table:style-name="ro1">
          <table:table-cell/>
          <table:table-cell office:value-type="string">
            <text:p>часы</text:p>
          </table:table-cell>
          <table:table-cell office:value-type="string">
            <text:p>klok / horloge</text:p>
          </table:table-cell>
        </table:table-row>
        <table:table-row table:style-name="ro1">
          <table:table-cell/>
          <table:table-cell office:value-type="string">
            <text:p>железнодорожный станция</text:p>
          </table:table-cell>
          <table:table-cell office:value-type="string">
            <text:p>spoorwegstation</text:p>
          </table:table-cell>
        </table:table-row>
        <table:table-row table:style-name="ro1">
          <table:table-cell/>
          <table:table-cell office:value-type="string">
            <text:p>автовокз'ал</text:p>
          </table:table-cell>
          <table:table-cell office:value-type="string">
            <text:p>busstation</text:p>
          </table:table-cell>
        </table:table-row>
        <table:table-row table:style-name="ro1">
          <table:table-cell/>
          <table:table-cell office:value-type="string">
            <text:p>самолёт</text:p>
          </table:table-cell>
          <table:table-cell office:value-type="string">
            <text:p>vliegtuig</text:p>
          </table:table-cell>
        </table:table-row>
        <table:table-row table:style-name="ro1">
          <table:table-cell/>
          <table:table-cell office:value-type="string">
            <text:p>вечера</text:p>
          </table:table-cell>
          <table:table-cell office:value-type="string">
            <text:p>'s avonds</text:p>
          </table:table-cell>
        </table:table-row>
        <table:table-row table:style-name="ro1">
          <table:table-cell/>
          <table:table-cell office:value-type="string">
            <text:p>дня</text:p>
          </table:table-cell>
          <table:table-cell office:value-type="string">
            <text:p>overdag</text:p>
          </table:table-cell>
        </table:table-row>
        <table:table-row table:style-name="ro1">
          <table:table-cell/>
          <table:table-cell office:value-type="string">
            <text:p>отправляться</text:p>
          </table:table-cell>
          <table:table-cell office:value-type="string">
            <text:p>vertrekken</text:p>
          </table:table-cell>
        </table:table-row>
        <table:table-row table:style-name="ro1">
          <table:table-cell/>
          <table:table-cell office:value-type="string">
            <text:p>утра</text:p>
          </table:table-cell>
          <table:table-cell office:value-type="string">
            <text:p>'s ochtends</text:p>
          </table:table-cell>
        </table:table-row>
        <table:table-row table:style-name="ro1">
          <table:table-cell/>
          <table:table-cell office:value-type="string">
            <text:p>прибывать</text:p>
          </table:table-cell>
          <table:table-cell office:value-type="string">
            <text:p>aankomen</text:p>
          </table:table-cell>
        </table:table-row>
        <table:table-row table:style-name="ro1">
          <table:table-cell/>
          <table:table-cell office:value-type="string">
            <text:p>пятнадцать минут шестого</text:p>
          </table:table-cell>
          <table:table-cell office:value-type="string">
            <text:p>kwart over vijf</text:p>
          </table:table-cell>
        </table:table-row>
        <table:table-row table:style-name="ro1">
          <table:table-cell/>
          <table:table-cell office:value-type="string">
            <text:p>без пятнадцати шесть</text:p>
          </table:table-cell>
          <table:table-cell office:value-type="string">
            <text:p>kwart voor zes</text:p>
          </table:table-cell>
        </table:table-row>
        <table:table-row table:style-name="ro1">
          <table:table-cell/>
          <table:table-cell office:value-type="string">
            <text:p>покупать</text:p>
          </table:table-cell>
          <table:table-cell office:value-type="string">
            <text:p>kopen</text:p>
          </table:table-cell>
        </table:table-row>
        <table:table-row table:style-name="ro1">
          <table:table-cell/>
          <table:table-cell office:value-type="string">
            <text:p>чемод'ан</text:p>
          </table:table-cell>
          <table:table-cell office:value-type="string">
            <text:p>koffer</text:p>
          </table:table-cell>
        </table:table-row>
        <table:table-row table:style-name="ro1">
          <table:table-cell/>
          <table:table-cell office:value-type="string">
            <text:p>п'аспорт</text:p>
          </table:table-cell>
          <table:table-cell office:value-type="string">
            <text:p>paspoort</text:p>
          </table:table-cell>
        </table:table-row>
        <table:table-row table:style-name="ro1">
          <table:table-cell/>
          <table:table-cell office:value-type="string">
            <text:p>минут</text:p>
          </table:table-cell>
          <table:table-cell office:value-type="string">
            <text:p>minuut</text:p>
          </table:table-cell>
        </table:table-row>
        <table:table-row table:style-name="ro1">
          <table:table-cell/>
          <table:table-cell office:value-type="string">
            <text:p>секунд</text:p>
          </table:table-cell>
          <table:table-cell office:value-type="string">
            <text:p>seconde</text:p>
          </table:table-cell>
        </table:table-row>
        <table:table-row table:style-name="ro1">
          <table:table-cell/>
          <table:table-cell office:value-type="string">
            <text:p>поезд</text:p>
          </table:table-cell>
          <table:table-cell office:value-type="string">
            <text:p>trein</text:p>
          </table:table-cell>
        </table:table-row>
        <table:table-row table:style-name="ro1">
          <table:table-cell/>
          <table:table-cell office:value-type="string">
            <text:p>во сколько</text:p>
          </table:table-cell>
          <table:table-cell office:value-type="string">
            <text:p>hoe laat ...?</text:p>
          </table:table-cell>
        </table:table-row>
        <table:table-row table:style-name="ro1">
          <table:table-cell/>
          <table:table-cell office:value-type="string">
            <text:p>через</text:p>
          </table:table-cell>
          <table:table-cell office:value-type="string">
            <text:p>over ... (tijd)</text:p>
          </table:table-cell>
        </table:table-row>
        <table:table-row table:style-name="ro1">
          <table:table-cell/>
          <table:table-cell office:value-type="string">
            <text:p>рейс</text:p>
          </table:table-cell>
          <table:table-cell office:value-type="string">
            <text:p>vluchtnummer</text:p>
          </table:table-cell>
        </table:table-row>
        <table:table-row table:style-name="ro1">
          <table:table-cell/>
          <table:table-cell office:value-type="string">
            <text:p>опаздывать</text:p>
          </table:table-cell>
          <table:table-cell office:value-type="string">
            <text:p>te laat zijn</text:p>
          </table:table-cell>
        </table:table-row>
        <table:table-row table:style-name="ro1">
          <table:table-cell/>
          <table:table-cell office:value-type="string">
            <text:p>идить по распис'анию</text:p>
          </table:table-cell>
          <table:table-cell office:value-type="string">
            <text:p>op tijd zijn</text:p>
          </table:table-cell>
        </table:table-row>
        <table:table-row table:style-name="ro1">
          <table:table-cell/>
          <table:table-cell office:value-type="string">
            <text:p>летать (летаю, летаешь)</text:p>
          </table:table-cell>
          <table:table-cell office:value-type="string">
            <text:p>vliegen</text:p>
          </table:table-cell>
        </table:table-row>
        <table:table-row table:style-name="ro1">
          <table:table-cell/>
          <table:table-cell office:value-type="string">
            <text:p>девяносто</text:p>
          </table:table-cell>
          <table:table-cell office:value-type="string">
            <text:p>negentig</text:p>
          </table:table-cell>
        </table:table-row>
        <table:table-row table:style-name="ro1">
          <table:table-cell/>
          <table:table-cell office:value-type="string">
            <text:p>ст'оить</text:p>
          </table:table-cell>
          <table:table-cell office:value-type="string">
            <text:p>kosten</text:p>
          </table:table-cell>
        </table:table-row>
        <table:table-row table:style-name="ro1">
          <table:table-cell/>
          <table:table-cell office:value-type="string">
            <text:p>задерживаться</text:p>
          </table:table-cell>
          <table:table-cell office:value-type="string">
            <text:p>vertraagd zijn</text:p>
          </table:table-cell>
        </table:table-row>
        <table:table-row table:style-name="ro1">
          <table:table-cell/>
          <table:table-cell office:value-type="string">
            <text:p>ночи / ночью</text:p>
          </table:table-cell>
          <table:table-cell office:value-type="string">
            <text:p>'s nach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4</text:p>
          </table:table-cell>
          <table:table-cell office:value-type="string">
            <text:p>берег</text:p>
          </table:table-cell>
          <table:table-cell office:value-type="string">
            <text:p>kust, strand</text:p>
          </table:table-cell>
        </table:table-row>
        <table:table-row table:style-name="ro1">
          <table:table-cell/>
          <table:table-cell office:value-type="string">
            <text:p>по [+ 3e nv]</text:p>
          </table:table-cell>
          <table:table-cell office:value-type="string">
            <text:p>overheen / doorheen</text:p>
          </table:table-cell>
        </table:table-row>
        <table:table-row table:style-name="ro1">
          <table:table-cell/>
          <table:table-cell office:value-type="string">
            <text:p>лес</text:p>
          </table:table-cell>
          <table:table-cell office:value-type="string">
            <text:p>bos</text:p>
          </table:table-cell>
        </table:table-row>
        <table:table-row table:style-name="ro1">
          <table:table-cell/>
          <table:table-cell office:value-type="string">
            <text:p>гор'ы</text:p>
          </table:table-cell>
          <table:table-cell office:value-type="string">
            <text:p>bergen</text:p>
          </table:table-cell>
        </table:table-row>
        <table:table-row table:style-name="ro1">
          <table:table-cell/>
          <table:table-cell office:value-type="string">
            <text:p>на / в [+ 3e nv]</text:p>
          </table:table-cell>
          <table:table-cell office:value-type="string">
            <text:p>in (natuur)</text:p>
          </table:table-cell>
        </table:table-row>
        <table:table-row table:style-name="ro1">
          <table:table-cell/>
          <table:table-cell office:value-type="string">
            <text:p>идти' дождь</text:p>
          </table:table-cell>
          <table:table-cell office:value-type="string">
            <text:p>regenen</text:p>
          </table:table-cell>
        </table:table-row>
        <table:table-row table:style-name="ro1">
          <table:table-cell/>
          <table:table-cell office:value-type="string">
            <text:p>дождь</text:p>
          </table:table-cell>
          <table:table-cell office:value-type="string">
            <text:p>regen</text:p>
          </table:table-cell>
        </table:table-row>
        <table:table-row table:style-name="ro1">
          <table:table-cell/>
          <table:table-cell office:value-type="string">
            <text:p>снег</text:p>
          </table:table-cell>
          <table:table-cell office:value-type="string">
            <text:p>sneeuw</text:p>
          </table:table-cell>
        </table:table-row>
        <table:table-row table:style-name="ro1">
          <table:table-cell/>
          <table:table-cell office:value-type="string">
            <text:p>идти' снег</text:p>
          </table:table-cell>
          <table:table-cell office:value-type="string">
            <text:p>sneeuwen</text:p>
          </table:table-cell>
        </table:table-row>
        <table:table-row table:style-name="ro1">
          <table:table-cell/>
          <table:table-cell office:value-type="string">
            <text:p>собираться</text:p>
          </table:table-cell>
          <table:table-cell office:value-type="string">
            <text:p>gaan (toekomst)</text:p>
          </table:table-cell>
        </table:table-row>
        <table:table-row table:style-name="ro1">
          <table:table-cell/>
          <table:table-cell office:value-type="string">
            <text:p>поцеловаться</text:p>
          </table:table-cell>
          <table:table-cell office:value-type="string">
            <text:p>kussen (werkwoord)</text:p>
          </table:table-cell>
        </table:table-row>
        <table:table-row table:style-name="ro1">
          <table:table-cell/>
          <table:table-cell office:value-type="string">
            <text:p>мочь (я могу, ты можешь)</text:p>
          </table:table-cell>
          <table:table-cell office:value-type="string">
            <text:p>kunnen, in staat zijn om (wegens fysiek conditie)</text:p>
          </table:table-cell>
        </table:table-row>
        <table:table-row table:style-name="ro1">
          <table:table-cell/>
          <table:table-cell office:value-type="string">
            <text:p>уметь</text:p>
          </table:table-cell>
          <table:table-cell office:value-type="string">
            <text:p>kunnen, in staat zijn om (wegens kennis of vaardigheid)</text:p>
          </table:table-cell>
        </table:table-row>
        <table:table-row table:style-name="ro1">
          <table:table-cell/>
          <table:table-cell office:value-type="string">
            <text:p>озеро</text:p>
          </table:table-cell>
          <table:table-cell office:value-type="string">
            <text:p>meer</text:p>
          </table:table-cell>
        </table:table-row>
        <table:table-row table:style-name="ro1">
          <table:table-cell/>
          <table:table-cell office:value-type="string">
            <text:p>солнечно</text:p>
          </table:table-cell>
          <table:table-cell office:value-type="string">
            <text:p>zonnig</text:p>
          </table:table-cell>
        </table:table-row>
        <table:table-row table:style-name="ro1">
          <table:table-cell/>
          <table:table-cell office:value-type="string">
            <text:p>облачно</text:p>
          </table:table-cell>
          <table:table-cell office:value-type="string">
            <text:p>bewolkt</text:p>
          </table:table-cell>
        </table:table-row>
        <table:table-row table:style-name="ro1">
          <table:table-cell/>
          <table:table-cell office:value-type="string">
            <text:p>погода</text:p>
          </table:table-cell>
          <table:table-cell office:value-type="string">
            <text:p>weer</text:p>
          </table:table-cell>
        </table:table-row>
        <table:table-row table:style-name="ro1">
          <table:table-cell/>
          <table:table-cell office:value-type="string">
            <text:p>ходить</text:p>
          </table:table-cell>
          <table:table-cell office:value-type="string">
            <text:p>wandelen</text:p>
          </table:table-cell>
        </table:table-row>
        <table:table-row table:style-name="ro1">
          <table:table-cell/>
          <table:table-cell office:value-type="string">
            <text:p>про'ехать</text:p>
          </table:table-cell>
          <table:table-cell office:value-type="string">
            <text:p>rijden</text:p>
          </table:table-cell>
        </table:table-row>
        <table:table-row table:style-name="ro1">
          <table:table-cell/>
          <table:table-cell office:value-type="string">
            <text:p>х'олодно</text:p>
          </table:table-cell>
          <table:table-cell office:value-type="string">
            <text:p>koud</text:p>
          </table:table-cell>
        </table:table-row>
        <table:table-row table:style-name="ro1">
          <table:table-cell/>
          <table:table-cell office:value-type="string">
            <text:p>ж'арко</text:p>
          </table:table-cell>
          <table:table-cell office:value-type="string">
            <text:p>warm</text:p>
          </table:table-cell>
        </table:table-row>
        <table:table-row table:style-name="ro1">
          <table:table-cell/>
          <table:table-cell office:value-type="string">
            <text:p>зафтра</text:p>
          </table:table-cell>
          <table:table-cell office:value-type="string">
            <text:p>morge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RS-II-U2-L1</text:p>
          </table:table-cell>
          <table:table-cell office:value-type="string">
            <text:p>прочитать</text:p>
          </table:table-cell>
          <table:table-cell office:value-type="string">
            <text:p>lezen (perf.)</text:p>
          </table:table-cell>
        </table:table-row>
        <table:table-row table:style-name="ro1">
          <table:table-cell/>
          <table:table-cell office:value-type="string">
            <text:p>вчера</text:p>
          </table:table-cell>
          <table:table-cell office:value-type="string">
            <text:p>gisteren</text:p>
          </table:table-cell>
        </table:table-row>
        <table:table-row table:style-name="ro1">
          <table:table-cell/>
          <table:table-cell office:value-type="string">
            <text:p>пробежать</text:p>
          </table:table-cell>
          <table:table-cell office:value-type="string">
            <text:p>rennen (perf.)</text:p>
          </table:table-cell>
        </table:table-row>
        <table:table-row table:style-name="ro1">
          <table:table-cell/>
          <table:table-cell office:value-type="string">
            <text:p>сегодня</text:p>
          </table:table-cell>
          <table:table-cell office:value-type="string">
            <text:p>vandaag</text:p>
          </table:table-cell>
        </table:table-row>
        <table:table-row table:style-name="ro1">
          <table:table-cell/>
          <table:table-cell office:value-type="string">
            <text:p>прошлый</text:p>
          </table:table-cell>
          <table:table-cell office:value-type="string">
            <text:p>vorige</text:p>
          </table:table-cell>
        </table:table-row>
        <table:table-row table:style-name="ro1">
          <table:table-cell/>
          <table:table-cell office:value-type="string">
            <text:p>проплывать</text:p>
          </table:table-cell>
          <table:table-cell office:value-type="string">
            <text:p>zwemmen (door ...), varen (door ...), drijven (door ...)</text:p>
          </table:table-cell>
        </table:table-row>
        <table:table-row table:style-name="ro1">
          <table:table-cell/>
          <table:table-cell office:value-type="string">
            <text:p>проплыть</text:p>
          </table:table-cell>
          <table:table-cell office:value-type="string">
            <text:p>zwemmen (door ...), varen (door ...), drijven (door ...) (perf.)</text:p>
          </table:table-cell>
        </table:table-row>
        <table:table-row table:style-name="ro1">
          <table:table-cell/>
          <table:table-cell office:value-type="string">
            <text:p>следующий</text:p>
          </table:table-cell>
          <table:table-cell office:value-type="string">
            <text:p>volgende</text:p>
          </table:table-cell>
        </table:table-row>
        <table:table-row table:style-name="ro1">
          <table:table-cell/>
          <table:table-cell office:value-type="string">
            <text:p>исполниться</text:p>
          </table:table-cell>
          <table:table-cell office:value-type="string">
            <text:p>worden (leeftijd)</text:p>
          </table:table-cell>
        </table:table-row>
        <table:table-row table:style-name="ro1">
          <table:table-cell/>
          <table:table-cell office:value-type="string">
            <text:p>съедать</text:p>
          </table:table-cell>
          <table:table-cell office:value-type="string">
            <text:p>opeten</text:p>
          </table:table-cell>
        </table:table-row>
        <table:table-row table:style-name="ro1">
          <table:table-cell/>
          <table:table-cell office:value-type="string">
            <text:p>туда</text:p>
          </table:table-cell>
          <table:table-cell office:value-type="string">
            <text:p>daar</text:p>
          </table:table-cell>
        </table:table-row>
        <table:table-row table:style-name="ro1">
          <table:table-cell/>
          <table:table-cell office:value-type="string">
            <text:p>написать</text:p>
          </table:table-cell>
          <table:table-cell office:value-type="string">
            <text:p>schrijven (perf.)</text:p>
          </table:table-cell>
        </table:table-row>
        <table:table-row table:style-name="ro1">
          <table:table-cell/>
          <table:table-cell office:value-type="string">
            <text:p>словарь (m)</text:p>
          </table:table-cell>
          <table:table-cell office:value-type="string">
            <text:p>woordenboek, woordenschat</text:p>
          </table:table-cell>
        </table:table-row>
        <table:table-row table:style-name="ro1">
          <table:table-cell/>
          <table:table-cell office:value-type="string">
            <text:p>тетрадь (m)</text:p>
          </table:table-cell>
          <table:table-cell office:value-type="string">
            <text:p>opschrijfboek</text:p>
          </table:table-cell>
        </table:table-row>
        <table:table-row table:style-name="ro1">
          <table:table-cell/>
          <table:table-cell office:value-type="string">
            <text:p>парта</text:p>
          </table:table-cell>
          <table:table-cell office:value-type="string">
            <text:p>schoolbank</text:p>
          </table:table-cell>
        </table:table-row>
        <table:table-row table:style-name="ro1">
          <table:table-cell/>
          <table:table-cell office:value-type="string">
            <text:p>марки</text:p>
          </table:table-cell>
          <table:table-cell office:value-type="string">
            <text:p>postzegel</text:p>
          </table:table-cell>
        </table:table-row>
        <table:table-row table:style-name="ro1">
          <table:table-cell/>
          <table:table-cell office:value-type="string">
            <text:p>конверт</text:p>
          </table:table-cell>
          <table:table-cell office:value-type="string">
            <text:p>envelop</text:p>
          </table:table-cell>
        </table:table-row>
        <table:table-row table:style-name="ro1">
          <table:table-cell/>
          <table:table-cell office:value-type="string">
            <text:p>электронная почта</text:p>
          </table:table-cell>
          <table:table-cell office:value-type="string">
            <text:p>email</text:p>
          </table:table-cell>
        </table:table-row>
        <table:table-row table:style-name="ro1">
          <table:table-cell/>
          <table:table-cell office:value-type="string">
            <text:p>самый</text:p>
          </table:table-cell>
          <table:table-cell office:value-type="string">
            <text:p>?</text:p>
          </table:table-cell>
        </table:table-row>
        <table:table-row table:style-name="ro1">
          <table:table-cell/>
          <table:table-cell office:value-type="string">
            <text:p>дать (дам, дашь, даст, дадим, дадите, дадут, verl: дал)</text:p>
          </table:table-cell>
          <table:table-cell office:value-type="string">
            <text:p>geven (perf.)</text:p>
          </table:table-cell>
        </table:table-row>
        <table:table-row table:style-name="ro1">
          <table:table-cell/>
          <table:table-cell office:value-type="string">
            <text:p>давать (даю, даёшь)</text:p>
          </table:table-cell>
          <table:table-cell office:value-type="string">
            <text:p>geven (imperf.)</text:p>
          </table:table-cell>
        </table:table-row>
        <table:table-row table:style-name="ro1">
          <table:table-cell/>
          <table:table-cell office:value-type="string">
            <text:p>дарить</text:p>
          </table:table-cell>
          <table:table-cell office:value-type="string">
            <text:p>geven (cadeau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2-L3</text:p>
          </table:table-cell>
          <table:table-cell office:value-type="string">
            <text:p>р'аньше</text:p>
          </table:table-cell>
          <table:table-cell office:value-type="string">
            <text:p>vroeger</text:p>
          </table:table-cell>
        </table:table-row>
        <table:table-row table:style-name="ro1">
          <table:table-cell/>
          <table:table-cell office:value-type="string">
            <text:p>теп'ерь</text:p>
          </table:table-cell>
          <table:table-cell office:value-type="string">
            <text:p>tegenwoordig</text:p>
          </table:table-cell>
        </table:table-row>
        <table:table-row table:style-name="ro1">
          <table:table-cell/>
          <table:table-cell office:value-type="string">
            <text:p>с [+ 5e nv]</text:p>
          </table:table-cell>
          <table:table-cell office:value-type="string">
            <text:p>(samen) met</text:p>
          </table:table-cell>
        </table:table-row>
        <table:table-row table:style-name="ro1">
          <table:table-cell/>
          <table:table-cell office:value-type="string">
            <text:p>преподав'ать</text:p>
          </table:table-cell>
          <table:table-cell office:value-type="string">
            <text:p>onderwijzen</text:p>
          </table:table-cell>
        </table:table-row>
        <table:table-row table:style-name="ro1">
          <table:table-cell/>
          <table:table-cell office:value-type="string">
            <text:p>ж'ивопись (v)</text:p>
          </table:table-cell>
          <table:table-cell office:value-type="string">
            <text:p>schilderij</text:p>
          </table:table-cell>
        </table:table-row>
        <table:table-row table:style-name="ro1">
          <table:table-cell/>
          <table:table-cell office:value-type="string">
            <text:p>колледж (m)</text:p>
          </table:table-cell>
          <table:table-cell office:value-type="string">
            <text:p>college</text:p>
          </table:table-cell>
        </table:table-row>
        <table:table-row table:style-name="ro1">
          <table:table-cell/>
          <table:table-cell office:value-type="string">
            <text:p>средний</text:p>
          </table:table-cell>
          <table:table-cell office:value-type="string">
            <text:p>middel-, gemiddeld, medium</text:p>
          </table:table-cell>
        </table:table-row>
        <table:table-row table:style-name="ro1">
          <table:table-cell/>
          <table:table-cell office:value-type="string">
            <text:p>начальный</text:p>
          </table:table-cell>
          <table:table-cell office:value-type="string">
            <text:p>beginners-, begin-, eerste, primair</text:p>
          </table:table-cell>
        </table:table-row>
        <table:table-row table:style-name="ro1">
          <table:table-cell/>
          <table:table-cell office:value-type="string">
            <text:p>средняя школа</text:p>
          </table:table-cell>
          <table:table-cell office:value-type="string">
            <text:p>voortgezet onderwijs</text:p>
          </table:table-cell>
        </table:table-row>
        <table:table-row table:style-name="ro1">
          <table:table-cell/>
          <table:table-cell office:value-type="string">
            <text:p>начальная школа</text:p>
          </table:table-cell>
          <table:table-cell office:value-type="string">
            <text:p>basisschool</text:p>
          </table:table-cell>
        </table:table-row>
        <table:table-row table:style-name="ro1">
          <table:table-cell/>
          <table:table-cell office:value-type="string">
            <text:p>рисовать</text:p>
          </table:table-cell>
          <table:table-cell office:value-type="string">
            <text:p>tekenen</text:p>
          </table:table-cell>
        </table:table-row>
        <table:table-row table:style-name="ro1">
          <table:table-cell/>
          <table:table-cell office:value-type="string">
            <text:p>естествознание</text:p>
          </table:table-cell>
          <table:table-cell office:value-type="string">
            <text:p>natuurwetenschap</text:p>
          </table:table-cell>
        </table:table-row>
        <table:table-row table:style-name="ro1">
          <table:table-cell/>
          <table:table-cell office:value-type="string">
            <text:p>искусство</text:p>
          </table:table-cell>
          <table:table-cell office:value-type="string">
            <text:p>kunst</text:p>
          </table:table-cell>
        </table:table-row>
        <table:table-row table:style-name="ro1">
          <table:table-cell/>
          <table:table-cell office:value-type="string">
            <text:p>естественный</text:p>
          </table:table-cell>
          <table:table-cell office:value-type="string">
            <text:p>natuur-, natuurlijk</text:p>
          </table:table-cell>
        </table:table-row>
        <table:table-row table:style-name="ro1">
          <table:table-cell/>
          <table:table-cell office:value-type="string">
            <text:p>наука</text:p>
          </table:table-cell>
          <table:table-cell office:value-type="string">
            <text:p>wetenschap</text:p>
          </table:table-cell>
        </table:table-row>
        <table:table-row table:style-name="ro1">
          <table:table-cell/>
          <table:table-cell office:value-type="string">
            <text:p>ист'ория</text:p>
          </table:table-cell>
          <table:table-cell office:value-type="string">
            <text:p>geschiedenis</text:p>
          </table:table-cell>
        </table:table-row>
        <table:table-row table:style-name="ro1">
          <table:table-cell/>
          <table:table-cell office:value-type="string">
            <text:p>офис</text:p>
          </table:table-cell>
          <table:table-cell office:value-type="string">
            <text:p>kantoortuin</text:p>
          </table:table-cell>
        </table:table-row>
        <table:table-row table:style-name="ro1">
          <table:table-cell/>
          <table:table-cell office:value-type="string">
            <text:p>кабин'ет</text:p>
          </table:table-cell>
          <table:table-cell office:value-type="string">
            <text:p>(privé)kantoor</text:p>
          </table:table-cell>
        </table:table-row>
        <table:table-row table:style-name="ro1">
          <table:table-cell/>
          <table:table-cell office:value-type="string">
            <text:p>кампьютер</text:p>
          </table:table-cell>
          <table:table-cell office:value-type="string">
            <text:p>computer</text:p>
          </table:table-cell>
        </table:table-row>
        <table:table-row table:style-name="ro1">
          <table:table-cell/>
          <table:table-cell office:value-type="string">
            <text:p>работник</text:p>
          </table:table-cell>
          <table:table-cell office:value-type="string">
            <text:p>werker</text:p>
          </table:table-cell>
        </table:table-row>
        <table:table-row table:style-name="ro1">
          <table:table-cell/>
          <table:table-cell office:value-type="string">
            <text:p>менеджер</text:p>
          </table:table-cell>
          <table:table-cell office:value-type="string">
            <text:p>manager</text:p>
          </table:table-cell>
        </table:table-row>
        <table:table-row table:style-name="ro1">
          <table:table-cell/>
          <table:table-cell office:value-type="string">
            <text:p>заниматься</text:p>
          </table:table-cell>
          <table:table-cell office:value-type="string">
            <text:p>bezig zijn met</text:p>
          </table:table-cell>
        </table:table-row>
        <table:table-row table:style-name="ro1">
          <table:table-cell/>
          <table:table-cell office:value-type="string">
            <text:p>чем</text:p>
          </table:table-cell>
          <table:table-cell office:value-type="string">
            <text:p>met wat, waarm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I-A14</text:p>
          </table:table-cell>
          <table:table-cell office:value-type="string">
            <text:p>отмеча‘ть</text:p>
          </table:table-cell>
          <table:table-cell office:value-type="string">
            <text:p>vieren</text:p>
          </table:table-cell>
        </table:table-row>
        <table:table-row table:style-name="ro1">
          <table:table-cell/>
          <table:table-cell office:value-type="string">
            <text:p>гость (м)</text:p>
          </table:table-cell>
          <table:table-cell office:value-type="string">
            <text:p>gast</text:p>
          </table:table-cell>
        </table:table-row>
        <table:table-row table:style-name="ro1">
          <table:table-cell/>
          <table:table-cell office:value-type="string">
            <text:p>подру‘га</text:p>
          </table:table-cell>
          <table:table-cell office:value-type="string">
            <text:p>vriendin</text:p>
          </table:table-cell>
        </table:table-row>
        <table:table-row table:style-name="ro1">
          <table:table-cell/>
          <table:table-cell office:value-type="string">
            <text:p>обе‘дать</text:p>
          </table:table-cell>
          <table:table-cell office:value-type="string">
            <text:p>eten, dineren</text:p>
          </table:table-cell>
        </table:table-row>
        <table:table-row table:style-name="ro1">
          <table:table-cell/>
          <table:table-cell office:value-type="string">
            <text:p>у [+ 2e nv]</text:p>
          </table:table-cell>
          <table:table-cell office:value-type="string">
            <text:p>bij</text:p>
          </table:table-cell>
        </table:table-row>
        <table:table-row table:style-name="ro1">
          <table:table-cell/>
          <table:table-cell office:value-type="string">
            <text:p>для [+ 2e nv]</text:p>
          </table:table-cell>
          <table:table-cell office:value-type="string">
            <text:p>voor, ten behoeve van</text:p>
          </table:table-cell>
        </table:table-row>
        <table:table-row table:style-name="ro1">
          <table:table-cell/>
          <table:table-cell office:value-type="string">
            <text:p>обе‘д</text:p>
          </table:table-cell>
          <table:table-cell office:value-type="string">
            <text:p>middageten, eten</text:p>
          </table:table-cell>
        </table:table-row>
        <table:table-row table:style-name="ro1">
          <table:table-cell/>
          <table:table-cell office:value-type="string">
            <text:p>беты‘лка</text:p>
          </table:table-cell>
          <table:table-cell office:value-type="string">
            <text:p>fles</text:p>
          </table:table-cell>
        </table:table-row>
        <table:table-row table:style-name="ro1">
          <table:table-cell/>
          <table:table-cell office:value-type="string">
            <text:p>рю‘мка</text:p>
          </table:table-cell>
          <table:table-cell office:value-type="string">
            <text:p>(drink)glas</text:p>
          </table:table-cell>
        </table:table-row>
        <table:table-row table:style-name="ro1">
          <table:table-cell/>
          <table:table-cell office:value-type="string">
            <text:p>заку‘ска</text:p>
          </table:table-cell>
          <table:table-cell office:value-type="string">
            <text:p>koud voorgerecht</text:p>
          </table:table-cell>
        </table:table-row>
        <table:table-row table:style-name="ro1">
          <table:table-cell/>
          <table:table-cell office:value-type="string">
            <text:p>селёдка</text:p>
          </table:table-cell>
          <table:table-cell office:value-type="string">
            <text:p>haring</text:p>
          </table:table-cell>
        </table:table-row>
        <table:table-row table:style-name="ro1">
          <table:table-cell/>
          <table:table-cell office:value-type="string">
            <text:p>лук</text:p>
          </table:table-cell>
          <table:table-cell office:value-type="string">
            <text:p>ui, uien</text:p>
          </table:table-cell>
        </table:table-row>
        <table:table-row table:style-name="ro1">
          <table:table-cell/>
          <table:table-cell office:value-type="string">
            <text:p>зна‘чит</text:p>
          </table:table-cell>
          <table:table-cell office:value-type="string">
            <text:p>dus</text:p>
          </table:table-cell>
        </table:table-row>
        <table:table-row table:style-name="ro1">
          <table:table-cell/>
          <table:table-cell office:value-type="string">
            <text:p>росси‘йский</text:p>
          </table:table-cell>
          <table:table-cell office:value-type="string">
            <text:p>Russisch</text:p>
          </table:table-cell>
        </table:table-row>
        <table:table-row table:style-name="ro1">
          <table:table-cell/>
          <table:table-cell office:value-type="string">
            <text:p>кусо‘к (-ски‘)</text:p>
          </table:table-cell>
          <table:table-cell office:value-type="string">
            <text:p>stuk, brok</text:p>
          </table:table-cell>
        </table:table-row>
        <table:table-row table:style-name="ro1">
          <table:table-cell/>
          <table:table-cell office:value-type="string">
            <text:p>винегре‘т</text:p>
          </table:table-cell>
          <table:table-cell office:value-type="string">
            <text:p>vinaigrette</text:p>
          </table:table-cell>
        </table:table-row>
        <table:table-row table:style-name="ro1">
          <table:table-cell/>
          <table:table-cell office:value-type="string">
            <text:p>свёкла</text:p>
          </table:table-cell>
          <table:table-cell office:value-type="string">
            <text:p>biet</text:p>
          </table:table-cell>
        </table:table-row>
        <table:table-row table:style-name="ro1">
          <table:table-cell/>
          <table:table-cell office:value-type="string">
            <text:p>майоне‘з</text:p>
          </table:table-cell>
          <table:table-cell office:value-type="string">
            <text:p>mayonaise</text:p>
          </table:table-cell>
        </table:table-row>
        <table:table-row table:style-name="ro1">
          <table:table-cell/>
          <table:table-cell office:value-type="string">
            <text:p>яйцо‘</text:p>
          </table:table-cell>
          <table:table-cell office:value-type="string">
            <text:p>ei</text:p>
          </table:table-cell>
        </table:table-row>
        <table:table-row table:style-name="ro1">
          <table:table-cell/>
          <table:table-cell office:value-type="string">
            <text:p>карто‘шка</text:p>
          </table:table-cell>
          <table:table-cell office:value-type="string">
            <text:p>aardappelen</text:p>
          </table:table-cell>
        </table:table-row>
        <table:table-row table:style-name="ro1">
          <table:table-cell/>
          <table:table-cell office:value-type="string">
            <text:p>соль (ж)</text:p>
          </table:table-cell>
          <table:table-cell office:value-type="string">
            <text:p>zout</text:p>
          </table:table-cell>
        </table:table-row>
        <table:table-row table:style-name="ro1">
          <table:table-cell/>
          <table:table-cell office:value-type="string">
            <text:p>ма‘сло</text:p>
          </table:table-cell>
          <table:table-cell office:value-type="string">
            <text:p>boter, olie</text:p>
          </table:table-cell>
        </table:table-row>
        <table:table-row table:style-name="ro1">
          <table:table-cell/>
          <table:table-cell office:value-type="string">
            <text:p>гото‘вить (гото‘влю, гото‘вишь)</text:p>
          </table:table-cell>
          <table:table-cell office:value-type="string">
            <text:p>klaarmaken, bereiden, koken</text:p>
          </table:table-cell>
        </table:table-row>
        <table:table-row table:style-name="ro1">
          <table:table-cell/>
          <table:table-cell office:value-type="string">
            <text:p>борщ (2e nv: борща‘)</text:p>
          </table:table-cell>
          <table:table-cell office:value-type="string">
            <text:p>bietensoep, borsj</text:p>
          </table:table-cell>
        </table:table-row>
        <table:table-row table:style-name="ro1">
          <table:table-cell/>
          <table:table-cell office:value-type="string">
            <text:p>килогра‘мм</text:p>
          </table:table-cell>
          <table:table-cell office:value-type="string">
            <text:p>kilo</text:p>
          </table:table-cell>
        </table:table-row>
        <table:table-row table:style-name="ro1">
          <table:table-cell/>
          <table:table-cell office:value-type="string">
            <text:p>морко‘вь (ж)</text:p>
          </table:table-cell>
          <table:table-cell office:value-type="string">
            <text:p>wortelen</text:p>
          </table:table-cell>
        </table:table-row>
        <table:table-row table:style-name="ro1">
          <table:table-cell/>
          <table:table-cell office:value-type="string">
            <text:p>помидо‘р</text:p>
          </table:table-cell>
          <table:table-cell office:value-type="string">
            <text:p>tomaat</text:p>
          </table:table-cell>
        </table:table-row>
        <table:table-row table:style-name="ro1">
          <table:table-cell/>
          <table:table-cell office:value-type="string">
            <text:p>смета‘на</text:p>
          </table:table-cell>
          <table:table-cell office:value-type="string">
            <text:p>zure room</text:p>
          </table:table-cell>
        </table:table-row>
        <table:table-row table:style-name="ro1">
          <table:table-cell/>
          <table:table-cell office:value-type="string">
            <text:p>блин (-ны‘)</text:p>
          </table:table-cell>
          <table:table-cell office:value-type="string">
            <text:p>pannekoek</text:p>
          </table:table-cell>
        </table:table-row>
        <table:table-row table:style-name="ro1">
          <table:table-cell/>
          <table:table-cell office:value-type="string">
            <text:p>полкило‘</text:p>
          </table:table-cell>
          <table:table-cell office:value-type="string">
            <text:p>halve kilo, pond</text:p>
          </table:table-cell>
        </table:table-row>
        <table:table-row table:style-name="ro1">
          <table:table-cell/>
          <table:table-cell office:value-type="string">
            <text:p>мука‘</text:p>
          </table:table-cell>
          <table:table-cell office:value-type="string">
            <text:p>meel</text:p>
          </table:table-cell>
        </table:table-row>
        <table:table-row table:style-name="ro1">
          <table:table-cell/>
          <table:table-cell office:value-type="string">
            <text:p>са‘хар</text:p>
          </table:table-cell>
          <table:table-cell office:value-type="string">
            <text:p>suiker</text:p>
          </table:table-cell>
        </table:table-row>
        <table:table-row table:style-name="ro1">
          <table:table-cell/>
          <table:table-cell office:value-type="string">
            <text:p>по‘сле [+ 2e nv]</text:p>
          </table:table-cell>
          <table:table-cell office:value-type="string">
            <text:p>na</text:p>
          </table:table-cell>
        </table:table-row>
        <table:table-row table:style-name="ro1">
          <table:table-cell/>
          <table:table-cell office:value-type="string">
            <text:p>пить</text:p>
          </table:table-cell>
          <table:table-cell office:value-type="string">
            <text:p>drinken</text:p>
          </table:table-cell>
        </table:table-row>
        <table:table-row table:style-name="ro1">
          <table:table-cell/>
          <table:table-cell office:value-type="string">
            <text:p>торт</text:p>
          </table:table-cell>
          <table:table-cell office:value-type="string">
            <text:p>taart</text:p>
          </table:table-cell>
        </table:table-row>
        <table:table-row table:style-name="ro1">
          <table:table-cell/>
          <table:table-cell office:value-type="string">
            <text:p>пиро‘жное</text:p>
          </table:table-cell>
          <table:table-cell office:value-type="string">
            <text:p>gebakje, koek</text:p>
          </table:table-cell>
        </table:table-row>
        <table:table-row table:style-name="ro1">
          <table:table-cell/>
          <table:table-cell office:value-type="string">
            <text:p>стоя‘ть (стою‘, стои‘шь)</text:p>
          </table:table-cell>
          <table:table-cell office:value-type="string">
            <text:p>staan</text:p>
          </table:table-cell>
        </table:table-row>
        <table:table-row table:style-name="ro1">
          <table:table-cell/>
          <table:table-cell office:value-type="string">
            <text:p>таре‘лка</text:p>
          </table:table-cell>
          <table:table-cell office:value-type="string">
            <text:p>(etens)bord</text:p>
          </table:table-cell>
        </table:table-row>
        <table:table-row table:style-name="ro1">
          <table:table-cell/>
          <table:table-cell office:value-type="string">
            <text:p>нож (-жи‘)</text:p>
          </table:table-cell>
          <table:table-cell office:value-type="string">
            <text:p>mes</text:p>
          </table:table-cell>
        </table:table-row>
        <table:table-row table:style-name="ro1">
          <table:table-cell/>
          <table:table-cell office:value-type="string">
            <text:p>ви‘лка</text:p>
          </table:table-cell>
          <table:table-cell office:value-type="string">
            <text:p>vork</text:p>
          </table:table-cell>
        </table:table-row>
        <table:table-row table:style-name="ro1">
          <table:table-cell/>
          <table:table-cell office:value-type="string">
            <text:p>ло‘жка</text:p>
          </table:table-cell>
          <table:table-cell office:value-type="string">
            <text:p>lepel</text:p>
          </table:table-cell>
        </table:table-row>
        <table:table-row table:style-name="ro1">
          <table:table-cell/>
          <table:table-cell office:value-type="string">
            <text:p>салфе‘тка</text:p>
          </table:table-cell>
          <table:table-cell office:value-type="string">
            <text:p>serv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I-A15</text:p>
          </table:table-cell>
          <table:table-cell office:value-type="string">
            <text:p>вчера</text:p>
          </table:table-cell>
          <table:table-cell office:value-type="string">
            <text:p>gisteren</text:p>
          </table:table-cell>
        </table:table-row>
        <table:table-row table:style-name="ro1">
          <table:table-cell/>
          <table:table-cell office:value-type="string">
            <text:p>ра'ньше</text:p>
          </table:table-cell>
          <table:table-cell office:value-type="string">
            <text:p>vroeger, eerder</text:p>
          </table:table-cell>
        </table:table-row>
        <table:table-row table:style-name="ro1">
          <table:table-cell/>
          <table:table-cell office:value-type="string">
            <text:p>тепе'рь</text:p>
          </table:table-cell>
          <table:table-cell office:value-type="string">
            <text:p>nu, tegenwoordig</text:p>
          </table:table-cell>
        </table:table-row>
        <table:table-row table:style-name="ro1">
          <table:table-cell/>
          <table:table-cell office:value-type="string">
            <text:p>из [+ 2e nv]</text:p>
          </table:table-cell>
          <table:table-cell office:value-type="string">
            <text:p>uit</text:p>
          </table:table-cell>
        </table:table-row>
        <table:table-row table:style-name="ro1">
          <table:table-cell/>
          <table:table-cell office:value-type="string">
            <text:p>ждать, жду, ждёшь [+ 4e nv]</text:p>
          </table:table-cell>
          <table:table-cell office:value-type="string">
            <text:p>wachten (op)</text:p>
          </table:table-cell>
        </table:table-row>
        <table:table-row table:style-name="ro1">
          <table:table-cell/>
          <table:table-cell office:value-type="string">
            <text:p>нет [+ 2e nv]</text:p>
          </table:table-cell>
          <table:table-cell office:value-type="string">
            <text:p>er niet zijn, niet aanwezig zijn</text:p>
          </table:table-cell>
        </table:table-row>
        <table:table-row table:style-name="ro1">
          <table:table-cell/>
          <table:table-cell office:value-type="string">
            <text:p>без [+ 2e nv]</text:p>
          </table:table-cell>
          <table:table-cell office:value-type="string">
            <text:p>zonder</text:p>
          </table:table-cell>
        </table:table-row>
        <table:table-row table:style-name="ro1">
          <table:table-cell/>
          <table:table-cell office:value-type="string">
            <text:p>нельзя' [+ onb. wijs]</text:p>
          </table:table-cell>
          <table:table-cell office:value-type="string">
            <text:p>het is niet mogelijk (te) ..., men kan niet ..., het is niet toegestaan (te) ..., men mag niet ...</text:p>
          </table:table-cell>
        </table:table-row>
        <table:table-row table:style-name="ro1">
          <table:table-cell/>
          <table:table-cell office:value-type="string">
            <text:p>экску'рсия</text:p>
          </table:table-cell>
          <table:table-cell office:value-type="string">
            <text:p>excursie</text:p>
          </table:table-cell>
        </table:table-row>
        <table:table-row table:style-name="ro1">
          <table:table-cell/>
          <table:table-cell office:value-type="string">
            <text:p>приве'тствовать, приве'тствую, приве'тствуешь</text:p>
          </table:table-cell>
          <table:table-cell office:value-type="string">
            <text:p>begroeten</text:p>
          </table:table-cell>
        </table:table-row>
        <table:table-row table:style-name="ro1">
          <table:table-cell/>
          <table:table-cell office:value-type="string">
            <text:p>счита'ть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Inga-1</text:p>
          </table:table-cell>
          <table:table-cell office:value-type="string">
            <text:p>знать</text:p>
          </table:table-cell>
          <table:table-cell office:value-type="string">
            <text:p>weten, kennen (persoonlijk)</text:p>
          </table:table-cell>
        </table:table-row>
        <table:table-row table:style-name="ro1">
          <table:table-cell/>
          <table:table-cell office:value-type="string">
            <text:p>знать о/об [+ 6e nv]</text:p>
          </table:table-cell>
          <table:table-cell office:value-type="string">
            <text:p>weten van</text:p>
          </table:table-cell>
        </table:table-row>
        <table:table-row table:style-name="ro1">
          <table:table-cell/>
          <table:table-cell office:value-type="string">
            <text:p>всегда</text:p>
          </table:table-cell>
          <table:table-cell office:value-type="string">
            <text:p>altijd</text:p>
          </table:table-cell>
        </table:table-row>
        <table:table-row table:style-name="ro1">
          <table:table-cell/>
          <table:table-cell office:value-type="string">
            <text:p>использовать</text:p>
          </table:table-cell>
          <table:table-cell office:value-type="string">
            <text:p>gebruiken, gebruik maken van</text:p>
          </table:table-cell>
        </table:table-row>
        <table:table-row table:style-name="ro1">
          <table:table-cell/>
          <table:table-cell office:value-type="string">
            <text:p>дополнение</text:p>
          </table:table-cell>
          <table:table-cell office:value-type="string">
            <text:p>toevoeging, suppletie</text:p>
          </table:table-cell>
        </table:table-row>
        <table:table-row table:style-name="ro1">
          <table:table-cell/>
          <table:table-cell office:value-type="string">
            <text:p>автодополнение</text:p>
          </table:table-cell>
          <table:table-cell office:value-type="string">
            <text:p>autocomplete</text:p>
          </table:table-cell>
        </table:table-row>
        <table:table-row table:style-name="ro1">
          <table:table-cell/>
          <table:table-cell office:value-type="string">
            <text:p>заполнение</text:p>
          </table:table-cell>
          <table:table-cell office:value-type="string">
            <text:p>het invullen, invulling</text:p>
          </table:table-cell>
        </table:table-row>
        <table:table-row table:style-name="ro1">
          <table:table-cell/>
          <table:table-cell office:value-type="string">
            <text:p>автозаполнение</text:p>
          </table:table-cell>
          <table:table-cell office:value-type="string">
            <text:p>autofill</text:p>
          </table:table-cell>
        </table:table-row>
        <table:table-row table:style-name="ro1">
          <table:table-cell/>
          <table:table-cell office:value-type="string">
            <text:p>полезный</text:p>
          </table:table-cell>
          <table:table-cell office:value-type="string">
            <text:p>handig, nuttig</text:p>
          </table:table-cell>
        </table:table-row>
        <table:table-row table:style-name="ro1">
          <table:table-cell/>
          <table:table-cell office:value-type="string">
            <text:p>пригодиться</text:p>
          </table:table-cell>
          <table:table-cell office:value-type="string">
            <text:p>van pas zullen komen, handig zullen zijn</text:p>
          </table:table-cell>
        </table:table-row>
        <table:table-row table:style-name="ro1">
          <table:table-cell/>
          <table:table-cell office:value-type="string">
            <text:p>будущее</text:p>
          </table:table-cell>
          <table:table-cell office:value-type="string">
            <text:p>toekomst</text:p>
          </table:table-cell>
        </table:table-row>
        <table:table-row table:style-name="ro1">
          <table:table-cell/>
          <table:table-cell office:value-type="string">
            <text:p>например</text:p>
          </table:table-cell>
          <table:table-cell office:value-type="string">
            <text:p>bijvoorbeeld</text:p>
          </table:table-cell>
        </table:table-row>
        <table:table-row table:style-name="ro1">
          <table:table-cell/>
          <table:table-cell office:value-type="string">
            <text:p>сложно</text:p>
          </table:table-cell>
          <table:table-cell office:value-type="string">
            <text:p>ingewikkeld zijn</text:p>
          </table:table-cell>
        </table:table-row>
        <table:table-row table:style-name="ro1">
          <table:table-cell/>
          <table:table-cell office:value-type="string">
            <text:p>пользоваться</text:p>
          </table:table-cell>
          <table:table-cell office:value-type="string">
            <text:p>gebruiken, gebruik maken van</text:p>
          </table:table-cell>
        </table:table-row>
        <table:table-row table:style-name="ro1">
          <table:table-cell/>
          <table:table-cell office:value-type="string">
            <text:p>длинный</text:p>
          </table:table-cell>
          <table:table-cell office:value-type="string">
            <text:p>lang</text:p>
          </table:table-cell>
        </table:table-row>
        <table:table-row table:style-name="ro1">
          <table:table-cell/>
          <table:table-cell office:value-type="string">
            <text:p>добавить</text:p>
          </table:table-cell>
          <table:table-cell office:value-type="string">
            <text:p>toevoegen</text:p>
          </table:table-cell>
        </table:table-row>
        <table:table-row table:style-name="ro1">
          <table:table-cell/>
          <table:table-cell office:value-type="string">
            <text:p>обнаружить</text:p>
          </table:table-cell>
          <table:table-cell office:value-type="string">
            <text:p>uitvinden, ontdekken</text:p>
          </table:table-cell>
        </table:table-row>
        <table:table-row table:style-name="ro1">
          <table:table-cell/>
          <table:table-cell office:value-type="string">
            <text:p>подсказка</text:p>
          </table:table-cell>
          <table:table-cell office:value-type="string">
            <text:p>tooltip</text:p>
          </table:table-cell>
        </table:table-row>
        <table:table-row table:style-name="ro1">
          <table:table-cell/>
          <table:table-cell office:value-type="string">
            <text:p>радовать</text:p>
          </table:table-cell>
          <table:table-cell office:value-type="string">
            <text:p>blij zijn</text:p>
          </table:table-cell>
        </table:table-row>
        <table:table-row table:style-name="ro1">
          <table:table-cell/>
          <table:table-cell office:value-type="string">
            <text:p>рассказать ([+ 6e nv])</text:p>
          </table:table-cell>
          <table:table-cell office:value-type="string">
            <text:p>vertellen (over)</text:p>
          </table:table-cell>
        </table:table-row>
        <table:table-row table:style-name="ro1">
          <table:table-cell/>
          <table:table-cell office:value-type="string">
            <text:p>исправлять</text:p>
          </table:table-cell>
          <table:table-cell office:value-type="string">
            <text:p>verbeteren, corrigeren</text:p>
          </table:table-cell>
        </table:table-row>
        <table:table-row table:style-name="ro1">
          <table:table-cell/>
          <table:table-cell office:value-type="string">
            <text:p>ошибка</text:p>
          </table:table-cell>
          <table:table-cell office:value-type="string">
            <text:p>fout, onvolledigheid</text:p>
          </table:table-cell>
        </table:table-row>
        <table:table-row table:style-name="ro1">
          <table:table-cell/>
          <table:table-cell office:value-type="string">
            <text:p>зелёным цветом</text:p>
          </table:table-cell>
          <table:table-cell office:value-type="string">
            <text:p>in het groen, met groene kleur</text:p>
          </table:table-cell>
        </table:table-row>
        <table:table-row table:style-name="ro1">
          <table:table-cell/>
          <table:table-cell office:value-type="string">
            <text:p>рад</text:p>
          </table:table-cell>
          <table:table-cell office:value-type="string">
            <text:p>blij</text:p>
          </table:table-cell>
        </table:table-row>
        <table:table-row table:style-name="ro1">
          <table:table-cell/>
          <table:table-cell office:value-type="string">
            <text:p>уповать</text:p>
          </table:table-cell>
          <table:table-cell office:value-type="string">
            <text:p>rekenen op</text:p>
          </table:table-cell>
        </table:table-row>
        <table:table-row table:style-name="ro1">
          <table:table-cell/>
          <table:table-cell office:value-type="string">
            <text:p>надеяться</text:p>
          </table:table-cell>
          <table:table-cell office:value-type="string">
            <text:p>hop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he First Well</text:p>
          </table:table-cell>
          <table:table-cell office:value-type="string">
            <text:p>колодец</text:p>
          </table:table-cell>
          <table:table-cell office:value-type="string">
            <text:p>bron, schacht</text:p>
          </table:table-cell>
        </table:table-row>
        <table:table-row table:style-name="ro1">
          <table:table-cell/>
          <table:table-cell office:value-type="string">
            <text:p>пересказ</text:p>
          </table:table-cell>
          <table:table-cell office:value-type="string">
            <text:p>verhaal, vertelling</text:p>
          </table:table-cell>
        </table:table-row>
        <table:table-row table:style-name="ro1">
          <table:table-cell/>
          <table:table-cell office:value-type="string">
            <text:p>давным-давно</text:p>
          </table:table-cell>
          <table:table-cell office:value-type="string">
            <text:p>lang geleden (begin van sprookje)</text:p>
          </table:table-cell>
        </table:table-row>
        <table:table-row table:style-name="ro1">
          <table:table-cell/>
          <table:table-cell office:value-type="string">
            <text:p>вокруг [+ 2e nv]</text:p>
          </table:table-cell>
          <table:table-cell office:value-type="string">
            <text:p>rondom</text:p>
          </table:table-cell>
        </table:table-row>
        <table:table-row table:style-name="ro1">
          <table:table-cell/>
          <table:table-cell office:value-type="string">
            <text:p>некий</text:p>
          </table:table-cell>
          <table:table-cell office:value-type="string">
            <text:p>een zekere</text:p>
          </table:table-cell>
        </table:table-row>
        <table:table-row table:style-name="ro1">
          <table:table-cell/>
          <table:table-cell office:value-type="string">
            <text:p>царство</text:p>
          </table:table-cell>
          <table:table-cell office:value-type="string">
            <text:p>koninkrijk</text:p>
          </table:table-cell>
        </table:table-row>
        <table:table-row table:style-name="ro1">
          <table:table-cell/>
          <table:table-cell office:value-type="string">
            <text:p>совсем</text:p>
          </table:table-cell>
          <table:table-cell office:value-type="string">
            <text:p>helemaal, totaal</text:p>
          </table:table-cell>
        </table:table-row>
        <table:table-row table:style-name="ro1">
          <table:table-cell/>
          <table:table-cell office:value-type="string">
            <text:p>высохший</text:p>
          </table:table-cell>
          <table:table-cell office:value-type="string">
            <text:p>opgedroogd</text:p>
          </table:table-cell>
        </table:table-row>
        <table:table-row table:style-name="ro1">
          <table:table-cell/>
          <table:table-cell office:value-type="string">
            <text:p>обеспокоенный</text:p>
          </table:table-cell>
          <table:table-cell office:value-type="string">
            <text:p>gealarmeerd</text:p>
          </table:table-cell>
        </table:table-row>
        <table:table-row table:style-name="ro1">
          <table:table-cell/>
          <table:table-cell office:value-type="string">
            <text:p>приидти [+ 3e nv]</text:p>
          </table:table-cell>
          <table:table-cell office:value-type="string">
            <text:p>komen naar (perf.)</text:p>
          </table:table-cell>
        </table:table-row>
        <table:table-row table:style-name="ro1">
          <table:table-cell/>
          <table:table-cell office:value-type="string">
            <text:p>приходить [+ 3e nv]</text:p>
          </table:table-cell>
          <table:table-cell office:value-type="string">
            <text:p>komen naar (imperf.)</text:p>
          </table:table-cell>
        </table:table-row>
        <table:table-row table:style-name="ro1">
          <table:table-cell/>
          <table:table-cell office:value-type="string">
            <text:p>приидти [+ 6e nv]</text:p>
          </table:table-cell>
          <table:table-cell office:value-type="string">
            <text:p>komen bij (perf.)</text:p>
          </table:table-cell>
        </table:table-row>
        <table:table-row table:style-name="ro1">
          <table:table-cell/>
          <table:table-cell office:value-type="string">
            <text:p>приходить [+ 6e nv]</text:p>
          </table:table-cell>
          <table:table-cell office:value-type="string">
            <text:p>komen bij (imperf.)</text:p>
          </table:table-cell>
        </table:table-row>
        <table:table-row table:style-name="ro1">
          <table:table-cell/>
          <table:table-cell office:value-type="string">
            <text:p>давно</text:p>
          </table:table-cell>
          <table:table-cell office:value-type="string">
            <text:p>lang geleden</text:p>
          </table:table-cell>
        </table:table-row>
        <table:table-row table:style-name="ro1">
          <table:table-cell/>
          <table:table-cell office:value-type="string">
            <text:p>поле [mv: пол'я]</text:p>
          </table:table-cell>
          <table:table-cell office:value-type="string">
            <text:p>veld, land</text:p>
          </table:table-cell>
        </table:table-row>
        <table:table-row table:style-name="ro1">
          <table:table-cell/>
          <table:table-cell office:value-type="string">
            <text:p>опустелый</text:p>
          </table:table-cell>
          <table:table-cell office:value-type="string">
            <text:p>verlaten</text:p>
          </table:table-cell>
        </table:table-row>
        <table:table-row table:style-name="ro1">
          <table:table-cell/>
          <table:table-cell office:value-type="string">
            <text:p>фермер</text:p>
          </table:table-cell>
          <table:table-cell office:value-type="string">
            <text:p>boer</text:p>
          </table:table-cell>
        </table:table-row>
        <table:table-row table:style-name="ro1">
          <table:table-cell/>
          <table:table-cell office:value-type="string">
            <text:p>рыбак</text:p>
          </table:table-cell>
          <table:table-cell office:value-type="string">
            <text:p>visser</text:p>
          </table:table-cell>
        </table:table-row>
        <table:table-row table:style-name="ro1">
          <table:table-cell/>
          <table:table-cell office:value-type="string">
            <text:p>от [+ 2e nv]</text:p>
          </table:table-cell>
          <table:table-cell office:value-type="string">
            <text:p>van</text:p>
          </table:table-cell>
        </table:table-row>
        <table:table-row table:style-name="ro1">
          <table:table-cell/>
          <table:table-cell office:value-type="string">
            <text:p>бедствия</text:p>
          </table:table-cell>
          <table:table-cell office:value-type="string">
            <text:p>ellende</text:p>
          </table:table-cell>
        </table:table-row>
        <table:table-row table:style-name="ro1">
          <table:table-cell/>
          <table:table-cell office:value-type="string">
            <text:p>спаса'ть</text:p>
          </table:table-cell>
          <table:table-cell office:value-type="string">
            <text:p>redden</text:p>
          </table:table-cell>
        </table:table-row>
        <table:table-row table:style-name="ro1">
          <table:table-cell/>
          <table:table-cell office:value-type="string">
            <text:p>уговаривать</text:p>
          </table:table-cell>
          <table:table-cell office:value-type="string">
            <text:p>overhalen, overtuigen</text:p>
          </table:table-cell>
        </table:table-row>
        <table:table-row table:style-name="ro1">
          <table:table-cell/>
          <table:table-cell office:value-type="string">
            <text:p>плакать</text:p>
          </table:table-cell>
          <table:table-cell office:value-type="string">
            <text:p>huilen, sniffen, zielig doen</text:p>
          </table:table-cell>
        </table:table-row>
        <table:table-row table:style-name="ro1">
          <table:table-cell/>
          <table:table-cell office:value-type="string">
            <text:p>жажда</text:p>
          </table:table-cell>
          <table:table-cell office:value-type="string">
            <text:p>dorst</text:p>
          </table:table-cell>
        </table:table-row>
        <table:table-row table:style-name="ro1">
          <table:table-cell/>
          <table:table-cell office:value-type="string">
            <text:p>поиск</text:p>
          </table:table-cell>
          <table:table-cell office:value-type="string">
            <text:p>zoektocht</text:p>
          </table:table-cell>
        </table:table-row>
        <table:table-row table:style-name="ro1">
          <table:table-cell/>
          <table:table-cell office:value-type="string">
            <text:p>послать</text:p>
          </table:table-cell>
          <table:table-cell office:value-type="string">
            <text:p>sturen, zenden (perf.)</text:p>
          </table:table-cell>
        </table:table-row>
        <table:table-row table:style-name="ro1">
          <table:table-cell/>
          <table:table-cell office:value-type="string">
            <text:p>посылать</text:p>
          </table:table-cell>
          <table:table-cell office:value-type="string">
            <text:p>sturen, zenden (imperf.)</text:p>
          </table:table-cell>
        </table:table-row>
        <table:table-row table:style-name="ro1">
          <table:table-cell/>
          <table:table-cell office:value-type="string">
            <text:p>стороны света</text:p>
          </table:table-cell>
          <table:table-cell office:value-type="string">
            <text:p>in alle richtingen</text:p>
          </table:table-cell>
        </table:table-row>
        <table:table-row table:style-name="ro1">
          <table:table-cell/>
          <table:table-cell office:value-type="string">
            <text:p>восток</text:p>
          </table:table-cell>
          <table:table-cell office:value-type="string">
            <text:p>oosten</text:p>
          </table:table-cell>
        </table:table-row>
        <table:table-row table:style-name="ro1">
          <table:table-cell/>
          <table:table-cell office:value-type="string">
            <text:p>восхо'ду слонца, заря</text:p>
          </table:table-cell>
          <table:table-cell office:value-type="string">
            <text:p>zonsopkomst</text:p>
          </table:table-cell>
        </table:table-row>
        <table:table-row table:style-name="ro1">
          <table:table-cell/>
          <table:table-cell office:value-type="string">
            <text:p>к [+ 3e nv]</text:p>
          </table:table-cell>
          <table:table-cell office:value-type="string">
            <text:p>naar</text:p>
          </table:table-cell>
        </table:table-row>
        <table:table-row table:style-name="ro1">
          <table:table-cell/>
          <table:table-cell office:value-type="string">
            <text:p>юг</text:p>
          </table:table-cell>
          <table:table-cell office:value-type="string">
            <text:p>zuiden</text:p>
          </table:table-cell>
        </table:table-row>
        <table:table-row table:style-name="ro1">
          <table:table-cell/>
          <table:table-cell office:value-type="string">
            <text:p>пески</text:p>
          </table:table-cell>
          <table:table-cell office:value-type="string">
            <text:p>zand</text:p>
          </table:table-cell>
        </table:table-row>
        <table:table-row table:style-name="ro1">
          <table:table-cell/>
          <table:table-cell office:value-type="string">
            <text:p>запа'д</text:p>
          </table:table-cell>
          <table:table-cell office:value-type="string">
            <text:p>westen</text:p>
          </table:table-cell>
        </table:table-row>
        <table:table-row table:style-name="ro1">
          <table:table-cell/>
          <table:table-cell office:value-type="string">
            <text:p>заходить (солнце)</text:p>
          </table:table-cell>
          <table:table-cell office:value-type="string">
            <text:p>ondergaan (van de zon)</text:p>
          </table:table-cell>
        </table:table-row>
        <table:table-row table:style-name="ro1">
          <table:table-cell/>
          <table:table-cell office:value-type="string">
            <text:p>последовать</text:p>
          </table:table-cell>
          <table:table-cell office:value-type="string">
            <text:p>(achter)volgen</text:p>
          </table:table-cell>
        </table:table-row>
        <table:table-row table:style-name="ro1">
          <table:table-cell/>
          <table:table-cell office:value-type="string">
            <text:p>паправление</text:p>
          </table:table-cell>
          <table:table-cell office:value-type="string">
            <text:p>richting</text:p>
          </table:table-cell>
        </table:table-row>
        <table:table-row table:style-name="ro1">
          <table:table-cell/>
          <table:table-cell office:value-type="string">
            <text:p>полярная звезда</text:p>
          </table:table-cell>
          <table:table-cell office:value-type="string">
            <text:p>poolster</text:p>
          </table:table-cell>
        </table:table-row>
        <table:table-row table:style-name="ro1">
          <table:table-cell/>
          <table:table-cell office:value-type="string">
            <text:p>искать</text:p>
          </table:table-cell>
          <table:table-cell office:value-type="string">
            <text:p>zoeken</text:p>
          </table:table-cell>
        </table:table-row>
        <table:table-row table:style-name="ro1">
          <table:table-cell/>
          <table:table-cell office:value-type="string">
            <text:p>папролёт</text:p>
          </table:table-cell>
          <table:table-cell office:value-type="string">
            <text:p>zonder onderbreking</text:p>
          </table:table-cell>
        </table:table-row>
        <table:table-row table:style-name="ro1">
          <table:table-cell/>
          <table:table-cell office:value-type="string">
            <text:p>тут, эдесь</text:p>
          </table:table-cell>
          <table:table-cell office:value-type="string">
            <text:p>hier</text:p>
          </table:table-cell>
        </table:table-row>
        <table:table-row table:style-name="ro1">
          <table:table-cell/>
          <table:table-cell office:value-type="string">
            <text:p>повсю'ду</text:p>
          </table:table-cell>
          <table:table-cell office:value-type="string">
            <text:p>overal</text:p>
          </table:table-cell>
        </table:table-row>
        <table:table-row table:style-name="ro1">
          <table:table-cell/>
          <table:table-cell office:value-type="string">
            <text:p>папрасно</text:p>
          </table:table-cell>
          <table:table-cell office:value-type="string">
            <text:p>tevergeefs</text:p>
          </table:table-cell>
        </table:table-row>
        <table:table-row table:style-name="ro1">
          <table:table-cell/>
          <table:table-cell office:value-type="string">
            <text:p>вернуться</text:p>
          </table:table-cell>
          <table:table-cell office:value-type="string">
            <text:p>terugkomen, teruggaan</text:p>
          </table:table-cell>
        </table:table-row>
        <table:table-row table:style-name="ro1">
          <table:table-cell/>
          <table:table-cell office:value-type="string">
            <text:p>пустой</text:p>
          </table:table-cell>
          <table:table-cell office:value-type="string">
            <text:p>leeg</text:p>
          </table:table-cell>
        </table:table-row>
        <table:table-row table:style-name="ro1">
          <table:table-cell/>
          <table:table-cell office:value-type="string">
            <text:p>север</text:p>
          </table:table-cell>
          <table:table-cell office:value-type="string">
            <text:p>noorden</text:p>
          </table:table-cell>
        </table:table-row>
        <table:table-row table:style-name="ro1">
          <table:table-cell/>
          <table:table-cell office:value-type="string">
            <text:p>захотеть</text:p>
          </table:table-cell>
          <table:table-cell office:value-type="string">
            <text:p>willen (perf.)</text:p>
          </table:table-cell>
        </table:table-row>
        <table:table-row table:style-name="ro1">
          <table:table-cell/>
          <table:table-cell office:value-type="string">
            <text:p>долгий</text:p>
          </table:table-cell>
          <table:table-cell office:value-type="string">
            <text:p>lang (tijd)</text:p>
          </table:table-cell>
        </table:table-row>
        <table:table-row table:style-name="ro1">
          <table:table-cell/>
          <table:table-cell office:value-type="string">
            <text:p>скитание</text:p>
          </table:table-cell>
          <table:table-cell office:value-type="string">
            <text:p>omzwerving</text:p>
          </table:table-cell>
        </table:table-row>
        <table:table-row table:style-name="ro1">
          <table:table-cell/>
          <table:table-cell office:value-type="string">
            <text:p>набирать</text:p>
          </table:table-cell>
          <table:table-cell office:value-type="string">
            <text:p>oppikken (imperf.)</text:p>
          </table:table-cell>
        </table:table-row>
        <table:table-row table:style-name="ro1">
          <table:table-cell/>
          <table:table-cell office:value-type="string">
            <text:p>набрать</text:p>
          </table:table-cell>
          <table:table-cell office:value-type="string">
            <text:p>oppikken (perf.)</text:p>
          </table:table-cell>
        </table:table-row>
        <table:table-row table:style-name="ro1">
          <table:table-cell/>
          <table:table-cell office:value-type="string">
            <text:p>горный</text:p>
          </table:table-cell>
          <table:table-cell office:value-type="string">
            <text:p>bergachtig</text:p>
          </table:table-cell>
        </table:table-row>
        <table:table-row table:style-name="ro1">
          <table:table-cell/>
          <table:table-cell office:value-type="string">
            <text:p>подножие</text:p>
          </table:table-cell>
          <table:table-cell office:value-type="string">
            <text:p>voet (van berg)</text:p>
          </table:table-cell>
        </table:table-row>
        <table:table-row table:style-name="ro1">
          <table:table-cell/>
          <table:table-cell office:value-type="string">
            <text:p>старуха</text:p>
          </table:table-cell>
          <table:table-cell office:value-type="string">
            <text:p>oud vrouwtje</text:p>
          </table:table-cell>
        </table:table-row>
        <table:table-row table:style-name="ro1">
          <table:table-cell/>
          <table:table-cell office:value-type="string">
            <text:p>подхо'дить</text:p>
          </table:table-cell>
          <table:table-cell office:value-type="string">
            <text:p>benaderen, tegenkomen</text:p>
          </table:table-cell>
        </table:table-row>
        <table:table-row table:style-name="ro2">
          <table:table-cell/>
          <table:table-cell office:value-type="string">
            <text:p>посёлок, село, деревния</text:p>
          </table:table-cell>
          <table:table-cell office:value-type="string">
            <text:p>dorp</text:p>
          </table:table-cell>
        </table:table-row>
        <table:table-row table:style-name="ro1">
          <table:table-cell/>
          <table:table-cell office:value-type="string">
            <text:p>возле [+ 2e nv]</text:p>
          </table:table-cell>
          <table:table-cell office:value-type="string">
            <text:p>dichtbij</text:p>
          </table:table-cell>
        </table:table-row>
        <table:table-row table:style-name="ro1">
          <table:table-cell/>
          <table:table-cell office:value-type="string">
            <text:p>указать</text:p>
          </table:table-cell>
          <table:table-cell office:value-type="string">
            <text:p>wijzen</text:p>
          </table:table-cell>
        </table:table-row>
        <table:table-row table:style-name="ro1">
          <table:table-cell/>
          <table:table-cell office:value-type="string">
            <text:p>житель</text:p>
          </table:table-cell>
          <table:table-cell office:value-type="string">
            <text:p>inwoner</text:p>
          </table:table-cell>
        </table:table-row>
        <table:table-row table:style-name="ro1">
          <table:table-cell/>
          <table:table-cell office:value-type="string">
            <text:p>прекрасно</text:p>
          </table:table-cell>
          <table:table-cell office:value-type="string">
            <text:p>uitstekend, schitterend, perfect</text:p>
          </table:table-cell>
        </table:table-row>
        <table:table-row table:style-name="ro1">
          <table:table-cell/>
          <table:table-cell office:value-type="string">
            <text:p>целый</text:p>
          </table:table-cell>
          <table:table-cell office:value-type="string">
            <text:p>heel, intact, veilig</text:p>
          </table:table-cell>
        </table:table-row>
        <table:table-row table:style-name="ro1">
          <table:table-cell/>
          <table:table-cell office:value-type="string">
            <text:p>разыскать</text:p>
          </table:table-cell>
          <table:table-cell office:value-type="string">
            <text:p>zoeken, opzoeken, zoeken naar, vinden</text:p>
          </table:table-cell>
        </table:table-row>
        <table:table-row table:style-name="ro1">
          <table:table-cell/>
          <table:table-cell office:value-type="string">
            <text:p>жест</text:p>
          </table:table-cell>
          <table:table-cell office:value-type="string">
            <text:p>gebaar</text:p>
          </table:table-cell>
        </table:table-row>
        <table:table-row table:style-name="ro1">
          <table:table-cell/>
          <table:table-cell office:value-type="string">
            <text:p>вверх</text:p>
          </table:table-cell>
          <table:table-cell office:value-type="string">
            <text:p>naar boven, opwaarts</text:p>
          </table:table-cell>
        </table:table-row>
        <table:table-row table:style-name="ro1">
          <table:table-cell/>
          <table:table-cell office:value-type="string">
            <text:p>повелеть</text:p>
          </table:table-cell>
          <table:table-cell office:value-type="string">
            <text:p>commanderen, heersen over</text:p>
          </table:table-cell>
        </table:table-row>
        <table:table-row table:style-name="ro1">
          <table:table-cell/>
          <table:table-cell office:value-type="string">
            <text:p>вершина</text:p>
          </table:table-cell>
          <table:table-cell office:value-type="string">
            <text:p>bergtop, top, piek</text:p>
          </table:table-cell>
        </table:table-row>
        <table:table-row table:style-name="ro1">
          <table:table-cell/>
          <table:table-cell office:value-type="string">
            <text:p>внутрь [+ 2e nv]</text:p>
          </table:table-cell>
          <table:table-cell office:value-type="string">
            <text:p>binnenin, naar binnen</text:p>
          </table:table-cell>
        </table:table-row>
        <table:table-row table:style-name="ro1">
          <table:table-cell/>
          <table:table-cell office:value-type="string">
            <text:p>пещера</text:p>
          </table:table-cell>
          <table:table-cell office:value-type="string">
            <text:p>grot</text:p>
          </table:table-cell>
        </table:table-row>
        <table:table-row table:style-name="ro1">
          <table:table-cell/>
          <table:table-cell office:value-type="string">
            <text:p>страна</text:p>
          </table:table-cell>
          <table:table-cell office:value-type="string">
            <text:p>land, natie, gebied</text:p>
          </table:table-cell>
        </table:table-row>
        <table:table-row table:style-name="ro1">
          <table:table-cell/>
          <table:table-cell office:value-type="string">
            <text:p>ледяной</text:p>
          </table:table-cell>
          <table:table-cell office:value-type="string">
            <text:p>ijzig</text:p>
          </table:table-cell>
        </table:table-row>
        <table:table-row table:style-name="ro1">
          <table:table-cell/>
          <table:table-cell office:value-type="string">
            <text:p>сосулька</text:p>
          </table:table-cell>
          <table:table-cell office:value-type="string">
            <text:p>ijspegel</text:p>
          </table:table-cell>
        </table:table-row>
        <table:table-row table:style-name="ro1">
          <table:table-cell/>
          <table:table-cell office:value-type="string">
            <text:p>добавлять</text:p>
          </table:table-cell>
          <table:table-cell office:value-type="string">
            <text:p>toevoegen</text:p>
          </table:table-cell>
        </table:table-row>
        <table:table-row table:style-name="ro1">
          <table:table-cell/>
          <table:table-cell office:value-type="string">
            <text:p>называть</text:p>
          </table:table-cell>
          <table:table-cell office:value-type="string">
            <text:p>noemen</text:p>
          </table:table-cell>
        </table:table-row>
        <table:table-row table:style-name="ro1">
          <table:table-cell/>
          <table:table-cell office:value-type="string">
            <text:p>лед (льда)</text:p>
          </table:table-cell>
          <table:table-cell office:value-type="string">
            <text:p>ijs</text:p>
          </table:table-cell>
        </table:table-row>
        <table:table-row table:style-name="ro1">
          <table:table-cell/>
          <table:table-cell office:value-type="string">
            <text:p>возьми</text:p>
          </table:table-cell>
          <table:table-cell office:value-type="string">
            <text:p>(neem?)</text:p>
          </table:table-cell>
        </table:table-row>
        <table:table-row table:style-name="ro1">
          <table:table-cell/>
          <table:table-cell office:value-type="string">
            <text:p>откалывать</text:p>
          </table:table-cell>
          <table:table-cell office:value-type="string">
            <text:p>afbreken, meenemen</text:p>
          </table:table-cell>
        </table:table-row>
        <table:table-row table:style-name="ro1">
          <table:table-cell/>
          <table:table-cell office:value-type="string">
            <text:p>погружать</text:p>
          </table:table-cell>
          <table:table-cell office:value-type="string">
            <text:p>onderdompelen, duiken in, zinken</text:p>
          </table:table-cell>
        </table:table-row>
        <table:table-row table:style-name="ro1">
          <table:table-cell/>
          <table:table-cell office:value-type="string">
            <text:p>повозка</text:p>
          </table:table-cell>
          <table:table-cell office:value-type="string">
            <text:p>wagen, koets, voertuig</text:p>
          </table:table-cell>
        </table:table-row>
        <table:table-row table:style-name="ro1">
          <table:table-cell/>
          <table:table-cell office:value-type="string">
            <text:p>отправиться</text:p>
          </table:table-cell>
          <table:table-cell office:value-type="string">
            <text:p>op weg gaan naar</text:p>
          </table:table-cell>
        </table:table-row>
        <table:table-row table:style-name="ro1">
          <table:table-cell/>
          <table:table-cell office:value-type="string">
            <text:p>обратно</text:p>
          </table:table-cell>
          <table:table-cell office:value-type="string">
            <text:p>terug, terugwaarts, omgekeerd</text:p>
          </table:table-cell>
        </table:table-row>
        <table:table-row table:style-name="ro1">
          <table:table-cell/>
          <table:table-cell office:value-type="string">
            <text:p>путь</text:p>
          </table:table-cell>
          <table:table-cell office:value-type="string">
            <text:p>weg, pad</text:p>
          </table:table-cell>
        </table:table-row>
        <table:table-row table:style-name="ro1">
          <table:table-cell/>
          <table:table-cell office:value-type="string">
            <text:p>прибывать</text:p>
          </table:table-cell>
          <table:table-cell office:value-type="string">
            <text:p>aankomen (imperf.)</text:p>
          </table:table-cell>
        </table:table-row>
        <table:table-row table:style-name="ro1">
          <table:table-cell/>
          <table:table-cell office:value-type="string">
            <text:p>прибыть</text:p>
          </table:table-cell>
          <table:table-cell office:value-type="string">
            <text:p>aankomen (perf.)</text:p>
          </table:table-cell>
        </table:table-row>
        <table:table-row table:style-name="ro1">
          <table:table-cell/>
          <table:table-cell office:value-type="string">
            <text:p>дворец</text:p>
          </table:table-cell>
          <table:table-cell office:value-type="string">
            <text:p>paleis, kasteel</text:p>
          </table:table-cell>
        </table:table-row>
        <table:table-row table:style-name="ro1">
          <table:table-cell/>
          <table:table-cell office:value-type="string">
            <text:p>огромный</text:p>
          </table:table-cell>
          <table:table-cell office:value-type="string">
            <text:p>enorm, ontzettend</text:p>
          </table:table-cell>
        </table:table-row>
        <table:table-row table:style-name="ro1">
          <table:table-cell/>
          <table:table-cell office:value-type="string">
            <text:p>растаять, исчезать</text:p>
          </table:table-cell>
          <table:table-cell office:value-type="string">
            <text:p>verdwijnen</text:p>
          </table:table-cell>
        </table:table-row>
        <table:table-row table:style-name="ro1">
          <table:table-cell/>
          <table:table-cell office:value-type="string">
            <text:p>превратиться</text:p>
          </table:table-cell>
          <table:table-cell office:value-type="string">
            <text:p>veranderen (in)</text:p>
          </table:table-cell>
        </table:table-row>
        <table:table-row table:style-name="ro1">
          <table:table-cell/>
          <table:table-cell office:value-type="string">
            <text:p>льдинка</text:p>
          </table:table-cell>
          <table:table-cell office:value-type="string">
            <text:p>ijsblokje</text:p>
          </table:table-cell>
        </table:table-row>
        <table:table-row table:style-name="ro1">
          <table:table-cell/>
          <table:table-cell office:value-type="string">
            <text:p>удивление</text:p>
          </table:table-cell>
          <table:table-cell office:value-type="string">
            <text:p>verbazing</text:p>
          </table:table-cell>
        </table:table-row>
        <table:table-row table:style-name="ro1">
          <table:table-cell/>
          <table:table-cell office:value-type="string">
            <text:p>водяной</text:p>
          </table:table-cell>
          <table:table-cell office:value-type="string">
            <text:p>water-</text:p>
          </table:table-cell>
        </table:table-row>
        <table:table-row table:style-name="ro1">
          <table:table-cell/>
          <table:table-cell office:value-type="string">
            <text:p>семя</text:p>
          </table:table-cell>
          <table:table-cell office:value-type="string">
            <text:p>zaad</text:p>
          </table:table-cell>
        </table:table-row>
        <table:table-row table:style-name="ro1">
          <table:table-cell/>
          <table:table-cell office:value-type="string">
            <text:p>восклицать</text:p>
          </table:table-cell>
          <table:table-cell office:value-type="string">
            <text:p>uitroepen (imperf.)</text:p>
          </table:table-cell>
        </table:table-row>
        <table:table-row table:style-name="ro1">
          <table:table-cell/>
          <table:table-cell office:value-type="string">
            <text:p>воскликнуть</text:p>
          </table:table-cell>
          <table:table-cell office:value-type="string">
            <text:p>uitroepen (perf.)</text:p>
          </table:table-cell>
        </table:table-row>
        <table:table-row table:style-name="ro1">
          <table:table-cell/>
          <table:table-cell office:value-type="string">
            <text:p>приказывать</text:p>
          </table:table-cell>
          <table:table-cell office:value-type="string">
            <text:p>commanderen, instructie geven om</text:p>
          </table:table-cell>
        </table:table-row>
        <table:table-row table:style-name="ro1">
          <table:table-cell/>
          <table:table-cell office:value-type="string">
            <text:p>немедленно</text:p>
          </table:table-cell>
          <table:table-cell office:value-type="string">
            <text:p>meteen, onmiddelijk, direct, aanstonds</text:p>
          </table:table-cell>
        </table:table-row>
        <table:table-row table:style-name="ro1">
          <table:table-cell/>
          <table:table-cell office:value-type="string">
            <text:p>сажать</text:p>
          </table:table-cell>
          <table:table-cell office:value-type="string">
            <text:p>zaaien (imperf.)</text:p>
          </table:table-cell>
        </table:table-row>
        <table:table-row table:style-name="ro1">
          <table:table-cell/>
          <table:table-cell office:value-type="string">
            <text:p>посадить</text:p>
          </table:table-cell>
          <table:table-cell office:value-type="string">
            <text:p>zaaien (perf.)</text:p>
          </table:table-cell>
        </table:table-row>
        <table:table-row table:style-name="ro1">
          <table:table-cell/>
          <table:table-cell office:value-type="string">
            <text:p>рыть</text:p>
          </table:table-cell>
          <table:table-cell office:value-type="string">
            <text:p>graven, begraven</text:p>
          </table:table-cell>
        </table:table-row>
        <table:table-row table:style-name="ro1">
          <table:table-cell/>
          <table:table-cell office:value-type="string">
            <text:p>яма</text:p>
          </table:table-cell>
          <table:table-cell office:value-type="string">
            <text:p>put, gat, kuil</text:p>
          </table:table-cell>
        </table:table-row>
        <table:table-row table:style-name="ro1">
          <table:table-cell/>
          <table:table-cell office:value-type="string">
            <text:p>пока</text:p>
          </table:table-cell>
          <table:table-cell office:value-type="string">
            <text:p>terwijl, intussen</text:p>
          </table:table-cell>
        </table:table-row>
        <table:table-row table:style-name="ro1">
          <table:table-cell/>
          <table:table-cell office:value-type="string">
            <text:p>уменьшать</text:p>
          </table:table-cell>
          <table:table-cell office:value-type="string">
            <text:p>verminderen, kleiner worden, krimpen, beperken</text:p>
          </table:table-cell>
        </table:table-row>
        <table:table-row table:style-name="ro1">
          <table:table-cell/>
          <table:table-cell office:value-type="string">
            <text:p>быстро</text:p>
          </table:table-cell>
          <table:table-cell office:value-type="string">
            <text:p>snel</text:p>
          </table:table-cell>
        </table:table-row>
        <table:table-row table:style-name="ro1">
          <table:table-cell/>
          <table:table-cell office:value-type="string">
            <text:p>класть</text:p>
          </table:table-cell>
          <table:table-cell office:value-type="string">
            <text:p>leggen in, neerzetten, neerleggen (imperf.)</text:p>
          </table:table-cell>
        </table:table-row>
        <table:table-row table:style-name="ro1">
          <table:table-cell/>
          <table:table-cell office:value-type="string">
            <text:p>положить</text:p>
          </table:table-cell>
          <table:table-cell office:value-type="string">
            <text:p>leggen in, neerzetten, neerleggen (perf.)</text:p>
          </table:table-cell>
        </table:table-row>
        <table:table-row table:style-name="ro1">
          <table:table-cell/>
          <table:table-cell office:value-type="string">
            <text:p>успевать</text:p>
          </table:table-cell>
          <table:table-cell office:value-type="string">
            <text:p>tijd hebben om (imperf.)</text:p>
          </table:table-cell>
        </table:table-row>
        <table:table-row table:style-name="ro1">
          <table:table-cell/>
          <table:table-cell office:value-type="string">
            <text:p>успеть</text:p>
          </table:table-cell>
          <table:table-cell office:value-type="string">
            <text:p>tijd hebben om (perf.)</text:p>
          </table:table-cell>
        </table:table-row>
        <table:table-row table:style-name="ro1">
          <table:table-cell/>
          <table:table-cell office:value-type="string">
            <text:p>зарывать</text:p>
          </table:table-cell>
          <table:table-cell office:value-type="string">
            <text:p>begraven</text:p>
          </table:table-cell>
        </table:table-row>
        <table:table-row table:style-name="ro1">
          <table:table-cell/>
          <table:table-cell office:value-type="string">
            <text:p>недоуменный</text:p>
          </table:table-cell>
          <table:table-cell office:value-type="string">
            <text:p>perplex, verbaasd, verwonderd</text:p>
          </table:table-cell>
        </table:table-row>
        <table:table-row table:style-name="ro1">
          <table:table-cell/>
          <table:table-cell office:value-type="string">
            <text:p>замешательство</text:p>
          </table:table-cell>
          <table:table-cell office:value-type="string">
            <text:p>beschaamd</text:p>
          </table:table-cell>
        </table:table-row>
        <table:table-row table:style-name="ro1">
          <table:table-cell/>
          <table:table-cell office:value-type="string">
            <text:p>земля</text:p>
          </table:table-cell>
          <table:table-cell office:value-type="string">
            <text:p>grond, aarde, land</text:p>
          </table:table-cell>
        </table:table-row>
        <table:table-row table:style-name="ro1">
          <table:table-cell/>
          <table:table-cell office:value-type="string">
            <text:p>глубже</text:p>
          </table:table-cell>
          <table:table-cell office:value-type="string">
            <text:p>dieper</text:p>
          </table:table-cell>
        </table:table-row>
        <table:table-row table:style-name="ro2">
          <table:table-cell/>
          <table:table-cell office:value-type="string">
            <text:p>болшебник</text:p>
          </table:table-cell>
          <table:table-cell office:value-type="string">
            <text:p>tovenaar</text:p>
          </table:table-cell>
        </table:table-row>
        <table:table-row table:style-name="ro2">
          <table:table-cell/>
          <table:table-cell office:value-type="string">
            <text:p>болшебный</text:p>
          </table:table-cell>
          <table:table-cell office:value-type="string">
            <text:p>magisch, betoverend, tover-</text:p>
          </table:table-cell>
        </table:table-row>
        <table:table-row table:style-name="ro2">
          <table:table-cell/>
          <table:table-cell office:value-type="string">
            <text:p>зерно [mv: зёрен]</text:p>
          </table:table-cell>
          <table:table-cell office:value-type="string">
            <text:p>zaadje, graantje</text:p>
          </table:table-cell>
        </table:table-row>
        <table:table-row table:style-name="ro2">
          <table:table-cell/>
          <table:table-cell office:value-type="string">
            <text:p>спящий</text:p>
          </table:table-cell>
          <table:table-cell office:value-type="string">
            <text:p>slapend</text:p>
          </table:table-cell>
        </table:table-row>
        <table:table-row table:style-name="ro2">
          <table:table-cell/>
          <table:table-cell office:value-type="string">
            <text:p>любопытство</text:p>
          </table:table-cell>
          <table:table-cell office:value-type="string">
            <text:p>nieuwsgierigheid</text:p>
          </table:table-cell>
        </table:table-row>
        <table:table-row table:style-name="ro2">
          <table:table-cell/>
          <table:table-cell office:value-type="string">
            <text:p>заглядывать</text:p>
          </table:table-cell>
          <table:table-cell office:value-type="string">
            <text:p>kijken in, kijken naar</text:p>
          </table:table-cell>
        </table:table-row>
        <table:table-row table:style-name="ro2">
          <table:table-cell/>
          <table:table-cell office:value-type="string">
            <text:p>вниз</text:p>
          </table:table-cell>
          <table:table-cell office:value-type="string">
            <text:p>(naar) beneden</text:p>
          </table:table-cell>
        </table:table-row>
        <table:table-row table:style-name="ro2">
          <table:table-cell/>
          <table:table-cell office:value-type="string">
            <text:p>вставать</text:p>
          </table:table-cell>
          <table:table-cell office:value-type="string">
            <text:p>opstaan</text:p>
          </table:table-cell>
        </table:table-row>
        <table:table-row table:style-name="ro2">
          <table:table-cell/>
          <table:table-cell office:value-type="string">
            <text:p>дорогой</text:p>
          </table:table-cell>
          <table:table-cell office:value-type="string">
            <text:p>(mijn) beste, lieveling, schat</text:p>
          </table:table-cell>
        </table:table-row>
        <table:table-row table:style-name="ro2">
          <table:table-cell/>
          <table:table-cell office:value-type="string">
            <text:p>прорастать</text:p>
          </table:table-cell>
          <table:table-cell office:value-type="string">
            <text:p>groeien, opkomen, uitkomen, ontkiemen</text:p>
          </table:table-cell>
        </table:table-row>
        <table:table-row table:style-name="ro2">
          <table:table-cell/>
          <table:table-cell office:value-type="string">
            <text:p>появляться</text:p>
          </table:table-cell>
          <table:table-cell office:value-type="string">
            <text:p>verschijnen, tevoorschijn komen, zich laten zi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7/27/2014</text:date>, <text:time>13:5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jn de Milliano</meta:initial-creator>
    <meta:creation-date>2013-04-16T23:16:12</meta:creation-date>
    <dc:date>2014-07-27T13:55:23</dc:date>
    <dc:creator>Martijn de Milliano</dc:creator>
    <meta:editing-duration>P39DT8H56M53S</meta:editing-duration>
    <meta:editing-cycles>336</meta:editing-cycles>
    <meta:generator>OpenOffice/4.0.1$Unix OpenOffice.org_project/401m5$Build-9714</meta:generator>
    <meta:document-statistic meta:table-count="1" meta:cell-count="850" meta:object-count="0"/>
  </office:meta>
</office:document-meta>
</file>